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0000000109AB3882525470E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ArabicKufi-Regular" svg:font-family="DroidArabicKufi-Regular, sans-serif, Arial"/>
    <style:font-face style:name="Helvetica" svg:font-family="Helvetica, Arial, sans-serif"/>
    <style:font-face style:name="Lohit Devanagari1" svg:font-family="'Lohit Devanagari'"/>
    <style:font-face style:name="inherit" svg:font-family="inherit"/>
    <style:font-face style:name="KacstOffice" svg:font-family="KacstOffic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1f45"/>
    </style:style>
    <style:style style:name="P2" style:family="paragraph" style:parent-style-name="Standard">
      <style:paragraph-properties fo:text-align="center" style:justify-single-word="false"/>
      <style:text-properties officeooo:paragraph-rsid="000d77ef"/>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11f45" officeooo:paragraph-rsid="00011f45" style:font-size-asian="16pt" style:font-weight-asian="bold" style:font-size-complex="16pt" style:font-weight-complex="bold"/>
    </style:style>
    <style:style style:name="P4" style:family="paragraph" style:parent-style-name="Standard">
      <style:paragraph-properties fo:text-align="end" style:justify-single-word="false"/>
      <style:text-properties fo:font-size="16pt" style:text-underline-style="none" fo:font-weight="normal" officeooo:rsid="00011f45" officeooo:paragraph-rsid="00011f45" style:font-size-asian="16pt" style:font-weight-asian="normal" style:font-size-complex="16pt" style:font-weight-complex="normal"/>
    </style:style>
    <style:style style:name="P5" style:family="paragraph" style:parent-style-name="Standard">
      <style:paragraph-properties fo:text-align="end" style:justify-single-word="false"/>
      <style:text-properties officeooo:paragraph-rsid="00011f45"/>
    </style:style>
    <style:style style:name="P6" style:family="paragraph" style:parent-style-name="Standard">
      <style:paragraph-properties fo:text-align="end" style:justify-single-word="false"/>
      <style:text-properties officeooo:paragraph-rsid="00058ceb"/>
    </style:style>
    <style:style style:name="P7" style:family="paragraph" style:parent-style-name="Standard">
      <style:paragraph-properties fo:text-align="end" style:justify-single-word="false"/>
      <style:text-properties officeooo:paragraph-rsid="0006e81f"/>
    </style:style>
    <style:style style:name="P8" style:family="paragraph" style:parent-style-name="Standard">
      <style:paragraph-properties fo:text-align="end" style:justify-single-word="false"/>
      <style:text-properties officeooo:paragraph-rsid="00088624"/>
    </style:style>
    <style:style style:name="P9" style:family="paragraph" style:parent-style-name="Standard">
      <style:paragraph-properties fo:text-align="end" style:justify-single-word="false"/>
      <style:text-properties officeooo:paragraph-rsid="0008ccea"/>
    </style:style>
    <style:style style:name="P10" style:family="paragraph" style:parent-style-name="Standard">
      <style:paragraph-properties fo:text-align="end" style:justify-single-word="false"/>
      <style:text-properties officeooo:paragraph-rsid="000a8b08"/>
    </style:style>
    <style:style style:name="P11" style:family="paragraph" style:parent-style-name="Standard">
      <style:paragraph-properties fo:text-align="end" style:justify-single-word="false"/>
      <style:text-properties officeooo:paragraph-rsid="000bb8cd"/>
    </style:style>
    <style:style style:name="P12" style:family="paragraph" style:parent-style-name="Standard">
      <style:paragraph-properties fo:text-align="end" style:justify-single-word="false"/>
      <style:text-properties officeooo:paragraph-rsid="000d77ef"/>
    </style:style>
    <style:style style:name="P13" style:family="paragraph" style:parent-style-name="Standard">
      <style:paragraph-properties fo:text-align="end" style:justify-single-word="false"/>
      <style:text-properties style:text-underline-style="none" fo:font-weight="normal" officeooo:rsid="00011f45" officeooo:paragraph-rsid="00011f45" style:font-weight-asian="normal" style:font-weight-complex="normal"/>
    </style:style>
    <style:style style:name="P14" style:family="paragraph" style:parent-style-name="Standard">
      <style:paragraph-properties fo:text-align="end" style:justify-single-word="false"/>
      <style:text-properties style:font-name="KacstOffice" fo:font-size="16pt" officeooo:paragraph-rsid="00011f45" style:font-size-asian="16pt" style:font-name-complex="KacstOffice" style:font-size-complex="16pt"/>
    </style:style>
    <style:style style:name="P15" style:family="paragraph" style:parent-style-name="Standard">
      <style:paragraph-properties fo:text-align="end" style:justify-single-word="false"/>
      <style:text-properties style:font-name="KacstOffice" fo:font-size="16pt" officeooo:paragraph-rsid="00027707" style:font-size-asian="16pt" style:font-name-complex="KacstOffice" style:font-size-complex="16pt"/>
    </style:style>
    <style:style style:name="P16" style:family="paragraph" style:parent-style-name="Standard">
      <style:paragraph-properties fo:text-align="end" style:justify-single-word="false"/>
      <style:text-properties style:font-name="KacstOffice" fo:font-size="16pt" officeooo:paragraph-rsid="00034b46" style:font-size-asian="16pt" style:font-name-complex="KacstOffice" style:font-size-complex="16pt"/>
    </style:style>
    <style:style style:name="P17" style:family="paragraph" style:parent-style-name="Standard">
      <style:paragraph-properties fo:text-align="end" style:justify-single-word="false"/>
      <style:text-properties style:font-name="KacstOffice" fo:font-size="16pt" officeooo:paragraph-rsid="00051aa8" style:font-size-asian="16pt" style:font-name-complex="KacstOffice" style:font-size-complex="16pt"/>
    </style:style>
    <style:style style:name="P18" style:family="paragraph" style:parent-style-name="Standard">
      <style:paragraph-properties fo:text-align="end" style:justify-single-word="false"/>
      <style:text-properties style:font-name="KacstOffice" fo:font-size="16pt" officeooo:paragraph-rsid="0006e81f" style:font-size-asian="16pt" style:font-name-complex="KacstOffice" style:font-size-complex="16pt"/>
    </style:style>
    <style:style style:name="P19" style:family="paragraph" style:parent-style-name="Standard">
      <style:paragraph-properties fo:text-align="end" style:justify-single-word="false"/>
      <style:text-properties style:font-name="KacstOffice" fo:font-size="16pt" officeooo:paragraph-rsid="000d77ef" style:font-size-asian="16pt" style:font-name-complex="KacstOffice" style:font-size-complex="16pt"/>
    </style:style>
    <style:style style:name="P20" style:family="paragraph" style:parent-style-name="Standard">
      <style:paragraph-properties fo:text-align="center" style:justify-single-word="false"/>
      <style:text-properties style:font-name="KacstOffice" fo:font-size="16pt" officeooo:paragraph-rsid="000bb8cd" style:font-size-asian="16pt" style:font-name-complex="KacstOffice" style:font-size-complex="16pt"/>
    </style:style>
    <style:style style:name="P21" style:family="paragraph" style:parent-style-name="Standard">
      <style:paragraph-properties fo:text-align="center" style:justify-single-word="false"/>
      <style:text-properties style:font-name="KacstOffice" fo:font-size="16pt" officeooo:paragraph-rsid="000d77ef" style:font-size-asian="16pt" style:font-name-complex="KacstOffice" style:font-size-complex="16pt"/>
    </style:style>
    <style:style style:name="P22" style:family="paragraph" style:parent-style-name="Standard">
      <style:paragraph-properties fo:text-align="end" style:justify-single-word="false"/>
      <style:text-properties style:font-name="KacstOffice" fo:font-size="16pt" style:text-underline-style="solid" style:text-underline-width="auto" style:text-underline-color="font-color" fo:font-weight="bold" officeooo:rsid="00011f45" officeooo:paragraph-rsid="00011f45" style:font-size-asian="16pt" style:font-weight-asian="bold" style:font-name-complex="KacstOffice" style:font-size-complex="16pt" style:font-weight-complex="bold"/>
    </style:style>
    <style:style style:name="P23" style:family="paragraph" style:parent-style-name="Standard">
      <style:paragraph-properties fo:text-align="end" style:justify-single-word="false"/>
      <style:text-properties style:font-name="KacstOffice" fo:font-size="16pt" style:text-underline-style="solid" style:text-underline-width="auto" style:text-underline-color="font-color" fo:font-weight="bold" officeooo:rsid="00027707" officeooo:paragraph-rsid="00027707" style:font-size-asian="16pt" style:font-weight-asian="bold" style:font-name-complex="KacstOffice" style:font-size-complex="16pt" style:font-weight-complex="bold"/>
    </style:style>
    <style:style style:name="P24" style:family="paragraph" style:parent-style-name="Standard">
      <style:paragraph-properties fo:text-align="center" style:justify-single-word="false"/>
      <style:text-properties style:font-name="KacstOffice" fo:font-size="16pt" style:text-underline-style="solid" style:text-underline-width="auto" style:text-underline-color="font-color" fo:font-weight="bold" officeooo:rsid="00027707" officeooo:paragraph-rsid="00034b46" style:font-size-asian="16pt" style:font-weight-asian="bold" style:font-name-complex="KacstOffice" style:font-size-complex="16pt" style:font-weight-complex="bold"/>
    </style:style>
    <style:style style:name="P25" style:family="paragraph" style:parent-style-name="Standard">
      <style:paragraph-properties fo:text-align="end" style:justify-single-word="false"/>
      <style:text-properties style:font-name="KacstOffice" fo:font-size="16pt" style:text-underline-style="solid" style:text-underline-width="auto" style:text-underline-color="font-color" fo:font-weight="bold" officeooo:rsid="00034b46" officeooo:paragraph-rsid="00034b46" style:font-size-asian="16pt" style:font-weight-asian="bold" style:font-name-complex="KacstOffice" style:font-size-complex="16pt" style:font-weight-complex="bold"/>
    </style:style>
    <style:style style:name="P26" style:family="paragraph" style:parent-style-name="Standard">
      <style:paragraph-properties fo:text-align="center" style:justify-single-word="false"/>
      <style:text-properties style:font-name="KacstOffice" fo:font-size="16pt" style:text-underline-style="solid" style:text-underline-width="auto" style:text-underline-color="font-color" fo:font-weight="bold" officeooo:rsid="0003cb94" officeooo:paragraph-rsid="0003cb94" style:font-size-asian="16pt" style:font-weight-asian="bold" style:font-name-complex="KacstOffice" style:font-size-complex="16pt" style:font-weight-complex="bold"/>
    </style:style>
    <style:style style:name="P27" style:family="paragraph" style:parent-style-name="Standard">
      <style:paragraph-properties fo:text-align="center" style:justify-single-word="false"/>
      <style:text-properties style:font-name="KacstOffice" fo:font-size="16pt" style:text-underline-style="solid" style:text-underline-width="auto" style:text-underline-color="font-color" fo:font-weight="bold" officeooo:rsid="0003cb94" officeooo:paragraph-rsid="000d77ef" style:font-size-asian="16pt" style:font-weight-asian="bold" style:font-name-complex="KacstOffice" style:font-size-complex="16pt" style:font-weight-complex="bold"/>
    </style:style>
    <style:style style:name="P28" style:family="paragraph" style:parent-style-name="Standard">
      <style:paragraph-properties fo:text-align="end" style:justify-single-word="false"/>
      <style:text-properties style:font-name="KacstOffice" fo:font-size="16pt" style:text-underline-style="solid" style:text-underline-width="auto" style:text-underline-color="font-color" fo:font-weight="bold" officeooo:rsid="0003cb94" officeooo:paragraph-rsid="0003cb94" style:font-size-asian="16pt" style:font-weight-asian="bold" style:font-name-complex="KacstOffice" style:font-size-complex="16pt" style:font-weight-complex="bold"/>
    </style:style>
    <style:style style:name="P29" style:family="paragraph" style:parent-style-name="Standard">
      <style:paragraph-properties fo:text-align="end" style:justify-single-word="false"/>
      <style:text-properties style:font-name="KacstOffice" fo:font-size="16pt" style:text-underline-style="solid" style:text-underline-width="auto" style:text-underline-color="font-color" fo:font-weight="bold" officeooo:rsid="0003cb94" officeooo:paragraph-rsid="000d77ef" style:font-size-asian="16pt" style:font-weight-asian="bold" style:font-name-complex="KacstOffice" style:font-size-complex="16pt" style:font-weight-complex="bold"/>
    </style:style>
    <style:style style:name="P30" style:family="paragraph" style:parent-style-name="Standard">
      <style:paragraph-properties fo:text-align="center" style:justify-single-word="false"/>
      <style:text-properties style:font-name="KacstOffice" fo:font-size="16pt" style:text-underline-style="solid" style:text-underline-width="auto" style:text-underline-color="font-color" fo:font-weight="bold" officeooo:rsid="00051aa8" officeooo:paragraph-rsid="00051aa8" style:font-size-asian="16pt" style:font-weight-asian="bold" style:font-name-complex="KacstOffice" style:font-size-complex="16pt" style:font-weight-complex="bold"/>
    </style:style>
    <style:style style:name="P31" style:family="paragraph" style:parent-style-name="Standard">
      <style:paragraph-properties fo:text-align="center" style:justify-single-word="false"/>
      <style:text-properties style:font-name="KacstOffice" fo:font-size="16pt" style:text-underline-style="solid" style:text-underline-width="auto" style:text-underline-color="font-color" fo:font-weight="bold" officeooo:rsid="00051aa8" officeooo:paragraph-rsid="000d77ef" style:font-size-asian="16pt" style:font-weight-asian="bold" style:font-name-complex="KacstOffice" style:font-size-complex="16pt" style:font-weight-complex="bold"/>
    </style:style>
    <style:style style:name="P32" style:family="paragraph" style:parent-style-name="Standard">
      <style:paragraph-properties fo:text-align="end" style:justify-single-word="false"/>
      <style:text-properties style:font-name="KacstOffice" fo:font-size="16pt" style:text-underline-style="solid" style:text-underline-width="auto" style:text-underline-color="font-color" fo:font-weight="bold" officeooo:paragraph-rsid="0006e81f" style:font-size-asian="16pt" style:font-weight-asian="bold" style:font-name-complex="KacstOffice" style:font-size-complex="16pt" style:font-weight-complex="bold"/>
    </style:style>
    <style:style style:name="P33" style:family="paragraph" style:parent-style-name="Standard">
      <style:paragraph-properties fo:text-align="end" style:justify-single-word="false"/>
      <style:text-properties style:font-name="KacstOffice" fo:font-size="16pt" style:text-underline-style="solid" style:text-underline-width="auto" style:text-underline-color="font-color" fo:font-weight="bold" officeooo:paragraph-rsid="000d77ef" style:font-size-asian="16pt" style:font-weight-asian="bold" style:font-name-complex="KacstOffice" style:font-size-complex="16pt" style:font-weight-complex="bold"/>
    </style:style>
    <style:style style:name="P34" style:family="paragraph" style:parent-style-name="Standard">
      <style:paragraph-properties fo:text-align="center" style:justify-single-word="false"/>
      <style:text-properties style:font-name="KacstOffice" fo:font-size="16pt" style:text-underline-style="solid" style:text-underline-width="auto" style:text-underline-color="font-color" fo:font-weight="bold" officeooo:rsid="0006e81f" officeooo:paragraph-rsid="0006e81f" style:font-size-asian="16pt" style:font-weight-asian="bold" style:font-name-complex="KacstOffice" style:font-size-complex="16pt" style:font-weight-complex="bold"/>
    </style:style>
    <style:style style:name="P35" style:family="paragraph" style:parent-style-name="Standard">
      <style:paragraph-properties fo:text-align="center" style:justify-single-word="false"/>
      <style:text-properties style:font-name="KacstOffice" fo:font-size="16pt" style:text-underline-style="solid" style:text-underline-width="auto" style:text-underline-color="font-color" fo:font-weight="bold" officeooo:rsid="0006e81f" officeooo:paragraph-rsid="000d77ef" style:font-size-asian="16pt" style:font-weight-asian="bold" style:font-name-complex="KacstOffice" style:font-size-complex="16pt" style:font-weight-complex="bold"/>
    </style:style>
    <style:style style:name="P36" style:family="paragraph" style:parent-style-name="Standard">
      <style:paragraph-properties fo:text-align="end" style:justify-single-word="false"/>
      <style:text-properties style:font-name="KacstOffice" fo:font-size="16pt" style:text-underline-style="solid" style:text-underline-width="auto" style:text-underline-color="font-color" fo:font-weight="bold" officeooo:rsid="00088624" officeooo:paragraph-rsid="00088624" style:font-size-asian="16pt" style:font-weight-asian="bold" style:font-name-complex="KacstOffice" style:font-size-complex="16pt" style:font-weight-complex="bold"/>
    </style:style>
    <style:style style:name="P37" style:family="paragraph" style:parent-style-name="Standard">
      <style:paragraph-properties fo:text-align="end" style:justify-single-word="false"/>
      <style:text-properties style:font-name="KacstOffice" fo:font-size="16pt" style:text-underline-style="solid" style:text-underline-width="auto" style:text-underline-color="font-color" fo:font-weight="bold" officeooo:rsid="00088624" officeooo:paragraph-rsid="000d77ef" style:font-size-asian="16pt" style:font-weight-asian="bold" style:font-name-complex="KacstOffice" style:font-size-complex="16pt" style:font-weight-complex="bold"/>
    </style:style>
    <style:style style:name="P38" style:family="paragraph" style:parent-style-name="Standard">
      <style:paragraph-properties fo:text-align="end" style:justify-single-word="false"/>
      <style:text-properties style:font-name="KacstOffice" fo:font-size="16pt" style:text-underline-style="none" fo:font-weight="normal" officeooo:rsid="00011f45" officeooo:paragraph-rsid="00027707" style:font-size-asian="16pt" style:font-weight-asian="normal" style:font-name-complex="KacstOffice" style:font-size-complex="16pt" style:font-weight-complex="normal"/>
    </style:style>
    <style:style style:name="P39" style:family="paragraph" style:parent-style-name="Standard">
      <style:paragraph-properties fo:text-align="end" style:justify-single-word="false"/>
      <style:text-properties style:font-name="KacstOffice" fo:font-size="16pt" style:text-underline-style="none" fo:font-weight="normal" officeooo:rsid="00027707" officeooo:paragraph-rsid="00034b46" style:font-size-asian="16pt" style:font-weight-asian="normal" style:font-name-complex="KacstOffice" style:font-size-complex="16pt" style:font-weight-complex="normal"/>
    </style:style>
    <style:style style:name="P40" style:family="paragraph" style:parent-style-name="Standard">
      <style:paragraph-properties fo:text-align="end" style:justify-single-word="false"/>
      <style:text-properties style:font-name="KacstOffice" fo:font-size="16pt" style:text-underline-style="none" fo:font-weight="normal" officeooo:rsid="00034b46" officeooo:paragraph-rsid="00034b46" style:font-size-asian="16pt" style:font-weight-asian="normal" style:font-name-complex="KacstOffice" style:font-size-complex="16pt" style:font-weight-complex="normal"/>
    </style:style>
    <style:style style:name="P41" style:family="paragraph" style:parent-style-name="Standard">
      <style:paragraph-properties fo:text-align="end" style:justify-single-word="false"/>
      <style:text-properties style:font-name="KacstOffice" fo:font-size="16pt" style:text-underline-style="none" fo:font-weight="normal" officeooo:rsid="00034b46" officeooo:paragraph-rsid="000d77ef" style:font-size-asian="16pt" style:font-weight-asian="normal" style:font-name-complex="KacstOffice" style:font-size-complex="16pt" style:font-weight-complex="normal"/>
    </style:style>
    <style:style style:name="P42" style:family="paragraph" style:parent-style-name="Standard">
      <style:paragraph-properties fo:text-align="end" style:justify-single-word="false"/>
      <style:text-properties style:font-name="KacstOffice" fo:font-size="16pt" style:text-underline-style="none" fo:font-weight="normal" officeooo:rsid="0003cb94" officeooo:paragraph-rsid="0003cb94" style:font-size-asian="16pt" style:font-weight-asian="normal" style:font-name-complex="KacstOffice" style:font-size-complex="16pt" style:font-weight-complex="normal"/>
    </style:style>
    <style:style style:name="P43" style:family="paragraph" style:parent-style-name="Standard">
      <style:paragraph-properties fo:text-align="end" style:justify-single-word="false"/>
      <style:text-properties style:font-name="KacstOffice" fo:font-size="16pt" style:text-underline-style="none" fo:font-weight="normal" officeooo:rsid="0003cb94" officeooo:paragraph-rsid="000d77ef" style:font-size-asian="16pt" style:font-weight-asian="normal" style:font-name-complex="KacstOffice" style:font-size-complex="16pt" style:font-weight-complex="normal"/>
    </style:style>
    <style:style style:name="P44" style:family="paragraph" style:parent-style-name="Standard">
      <style:paragraph-properties fo:text-align="end" style:justify-single-word="false"/>
      <style:text-properties style:font-name="KacstOffice" fo:font-size="16pt" style:text-underline-style="none" fo:font-weight="normal" officeooo:paragraph-rsid="0006e81f" style:font-size-asian="16pt" style:font-weight-asian="normal" style:font-name-complex="KacstOffice" style:font-size-complex="16pt" style:font-weight-complex="normal"/>
    </style:style>
    <style:style style:name="P45" style:family="paragraph" style:parent-style-name="Standard">
      <style:paragraph-properties fo:text-align="end" style:justify-single-word="false"/>
      <style:text-properties style:font-name="KacstOffice" fo:font-size="16pt" style:text-underline-style="none" fo:font-weight="normal" officeooo:paragraph-rsid="000d77ef" style:font-size-asian="16pt" style:font-weight-asian="normal" style:font-name-complex="KacstOffice" style:font-size-complex="16pt" style:font-weight-complex="normal"/>
    </style:style>
    <style:style style:name="P46" style:family="paragraph" style:parent-style-name="Standard">
      <style:paragraph-properties fo:text-align="end" style:justify-single-word="false"/>
      <style:text-properties style:font-name="KacstOffice" fo:font-size="16pt" style:text-underline-style="none" fo:font-weight="normal" officeooo:rsid="0006e81f" officeooo:paragraph-rsid="0006e81f" style:font-size-asian="16pt" style:font-weight-asian="normal" style:font-name-complex="KacstOffice" style:font-size-complex="16pt" style:font-weight-complex="normal"/>
    </style:style>
    <style:style style:name="P47" style:family="paragraph" style:parent-style-name="Standard">
      <style:paragraph-properties fo:text-align="end" style:justify-single-word="false"/>
      <style:text-properties style:font-name="KacstOffice" fo:font-size="16pt" style:text-underline-style="none" fo:font-weight="normal" officeooo:rsid="0006e81f" officeooo:paragraph-rsid="000d77ef" style:font-size-asian="16pt" style:font-weight-asian="normal" style:font-name-complex="KacstOffice" style:font-size-complex="16pt" style:font-weight-complex="normal"/>
    </style:style>
    <style:style style:name="P48" style:family="paragraph" style:parent-style-name="Standard">
      <style:paragraph-properties fo:text-align="end" style:justify-single-word="false"/>
      <style:text-properties style:font-name="KacstOffice" fo:font-size="16pt" fo:font-style="normal" style:text-underline-style="none" fo:font-weight="normal" officeooo:rsid="00027707" officeooo:paragraph-rsid="00027707" style:font-size-asian="16pt" style:font-style-asian="normal" style:font-weight-asian="normal" style:font-name-complex="KacstOffice" style:font-size-complex="16pt" style:font-style-complex="normal" style:font-weight-complex="normal"/>
    </style:style>
    <style:style style:name="P49" style:family="paragraph" style:parent-style-name="Standard">
      <style:paragraph-properties fo:text-align="center" style:justify-single-word="false"/>
      <style:text-properties style:font-name="KacstOffice" fo:font-size="16pt" fo:font-style="normal" style:text-underline-style="none" fo:font-weight="normal" officeooo:rsid="00027707" officeooo:paragraph-rsid="00027707" style:font-size-asian="16pt" style:font-style-asian="normal" style:font-weight-asian="normal" style:font-name-complex="KacstOffice" style:font-size-complex="16pt" style:font-style-complex="normal" style:font-weight-complex="normal"/>
    </style:style>
    <style:style style:name="P50" style:family="paragraph" style:parent-style-name="Standard">
      <style:paragraph-properties fo:text-align="end" style:justify-single-word="false"/>
      <style:text-properties fo:color="#c9211e" style:font-name="KacstOffice" fo:font-size="16pt" officeooo:paragraph-rsid="0006e81f" style:font-size-asian="16pt" style:font-name-complex="KacstOffice" style:font-size-complex="16pt"/>
    </style:style>
    <style:style style:name="P51" style:family="paragraph" style:parent-style-name="Standard">
      <style:paragraph-properties fo:text-align="end" style:justify-single-word="false"/>
      <style:text-properties fo:color="#c9211e" style:font-name="KacstOffice" fo:font-size="16pt" officeooo:paragraph-rsid="000d77ef" style:font-size-asian="16pt" style:font-name-complex="KacstOffice" style:font-size-complex="16pt"/>
    </style:style>
    <style:style style:name="P52" style:family="paragraph" style:parent-style-name="Standard">
      <style:paragraph-properties fo:text-align="end" style:justify-single-word="false"/>
      <style:text-properties fo:color="#c9211e" style:font-name="KacstOffice" fo:font-size="16pt" style:text-underline-style="solid" style:text-underline-width="auto" style:text-underline-color="font-color" fo:font-weight="bold" officeooo:paragraph-rsid="0006e81f" style:font-size-asian="16pt" style:font-weight-asian="bold" style:font-name-complex="KacstOffice" style:font-size-complex="16pt" style:font-weight-complex="bold"/>
    </style:style>
    <style:style style:name="P53" style:family="paragraph" style:parent-style-name="Standard">
      <style:paragraph-properties fo:text-align="end" style:justify-single-word="false"/>
      <style:text-properties fo:color="#c9211e" style:font-name="KacstOffice" fo:font-size="16pt" style:text-underline-style="solid" style:text-underline-width="auto" style:text-underline-color="font-color" fo:font-weight="bold" officeooo:paragraph-rsid="000d77ef" style:font-size-asian="16pt" style:font-weight-asian="bold" style:font-name-complex="KacstOffice" style:font-size-complex="16pt" style:font-weight-complex="bold"/>
    </style:style>
    <style:style style:name="P54" style:family="paragraph" style:parent-style-name="Standard">
      <style:paragraph-properties fo:text-align="center" style:justify-single-word="false"/>
      <style:text-properties fo:font-variant="normal" fo:text-transform="none" style:font-name="KacstOffice" fo:font-size="16pt" fo:letter-spacing="normal" fo:font-style="normal" style:text-underline-style="solid" style:text-underline-width="auto" style:text-underline-color="font-color" fo:font-weight="bold" officeooo:rsid="00088624" officeooo:paragraph-rsid="00088624" style:font-size-asian="16pt" style:font-weight-asian="bold" style:font-name-complex="KacstOffice" style:font-size-complex="16pt" style:font-weight-complex="bold"/>
    </style:style>
    <style:style style:name="P55" style:family="paragraph" style:parent-style-name="Standard">
      <style:paragraph-properties fo:text-align="center" style:justify-single-word="false"/>
      <style:text-properties fo:font-variant="normal" fo:text-transform="none" style:font-name="KacstOffice" fo:font-size="16pt" fo:letter-spacing="normal" fo:font-style="normal" style:text-underline-style="solid" style:text-underline-width="auto" style:text-underline-color="font-color" fo:font-weight="bold" officeooo:rsid="00088624" officeooo:paragraph-rsid="000d77ef" style:font-size-asian="16pt" style:font-weight-asian="bold" style:font-name-complex="KacstOffice" style:font-size-complex="16pt" style:font-weight-complex="bold"/>
    </style:style>
    <style:style style:name="P56" style:family="paragraph" style:parent-style-name="Standard">
      <style:paragraph-properties fo:text-align="end" style:justify-single-word="false"/>
      <style:text-properties fo:font-variant="normal" fo:text-transform="none" fo:color="#e4e6eb" style:text-line-through-style="none" style:text-line-through-type="none" fo:font-size="16pt" fo:letter-spacing="normal" style:text-underline-style="solid" style:text-underline-width="auto" style:text-underline-color="font-color" fo:font-weight="bold" officeooo:paragraph-rsid="000d77ef" style:font-size-asian="16pt" style:font-weight-asian="bold" style:font-name-complex="inherit" style:font-size-complex="11.25pt" style:font-style-complex="normal" style:font-weight-complex="normal"/>
    </style:style>
    <style:style style:name="P57" style:family="paragraph" style:parent-style-name="Standard">
      <style:paragraph-properties fo:text-align="end" style:justify-single-word="false"/>
      <style:text-properties fo:font-variant="normal" fo:text-transform="none" fo:color="#000000" style:font-name="Helvetica" fo:font-size="11.25pt" fo:letter-spacing="normal" fo:font-style="normal" fo:font-weight="normal" officeooo:paragraph-rsid="0006e81f"/>
    </style:style>
    <style:style style:name="P58" style:family="paragraph" style:parent-style-name="Standard">
      <style:paragraph-properties fo:text-align="end" style:justify-single-word="false"/>
      <style:text-properties style:text-line-through-style="none" style:text-line-through-type="none" fo:font-size="16pt" style:text-underline-style="solid" style:text-underline-width="auto" style:text-underline-color="font-color" fo:font-weight="bold" officeooo:paragraph-rsid="000bb8cd" style:font-size-asian="16pt" style:font-weight-asian="bold" style:font-size-complex="16pt" style:font-weight-complex="bold"/>
    </style:style>
    <style:style style:name="P59" style:family="paragraph" style:parent-style-name="Standard">
      <style:paragraph-properties fo:text-align="end" style:justify-single-word="false"/>
      <style:text-properties style:text-line-through-style="none" style:text-line-through-type="none" fo:font-size="16pt" style:text-underline-style="solid" style:text-underline-width="auto" style:text-underline-color="font-color" fo:font-weight="bold" officeooo:paragraph-rsid="000d77ef" style:font-size-asian="16pt" style:font-weight-asian="bold" style:font-size-complex="16pt" style:font-weight-complex="bold"/>
    </style:style>
    <style:style style:name="P60" style:family="paragraph" style:parent-style-name="Standard">
      <style:paragraph-properties fo:text-align="center" style:justify-single-word="false"/>
      <style:text-properties style:text-line-through-style="none" style:text-line-through-type="none" fo:font-size="16pt" style:text-underline-style="solid" style:text-underline-width="auto" style:text-underline-color="font-color" fo:font-weight="bold" officeooo:paragraph-rsid="000bb8cd"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text-line-through-style="none" style:text-line-through-type="none" fo:font-size="16pt" style:text-underline-style="solid" style:text-underline-width="auto" style:text-underline-color="font-color" fo:font-weight="bold" officeooo:paragraph-rsid="000d77ef" style:font-size-asian="16pt" style:font-weight-asian="bold" style:font-size-complex="16pt" style:font-weight-complex="bold"/>
    </style:style>
    <style:style style:name="P62" style:family="paragraph" style:parent-style-name="Standard">
      <style:paragraph-properties fo:text-align="end" style:justify-single-word="false"/>
      <style:text-properties style:text-line-through-style="none" style:text-line-through-type="none" fo:font-size="16pt" style:text-underline-style="none" fo:font-weight="normal" officeooo:paragraph-rsid="000d77ef" style:font-size-asian="16pt" style:font-weight-asian="normal" style:font-size-complex="16pt" style:font-weight-complex="normal"/>
    </style:style>
    <style:style style:name="P63" style:family="paragraph" style:parent-style-name="Standard">
      <style:paragraph-properties fo:text-align="end" style:justify-single-word="false"/>
      <style:text-properties style:text-line-through-style="none" style:text-line-through-type="none" style:font-name="KacstOffice" fo:font-size="16pt" style:text-underline-style="solid" style:text-underline-width="auto" style:text-underline-color="font-color" fo:font-weight="bold" officeooo:paragraph-rsid="000bb8cd" style:font-size-asian="16pt" style:font-weight-asian="bold" style:font-name-complex="KacstOffice" style:font-size-complex="16pt" style:font-weight-complex="bold"/>
    </style:style>
    <style:style style:name="P64" style:family="paragraph" style:parent-style-name="Standard">
      <style:paragraph-properties fo:text-align="end" style:justify-single-word="false"/>
      <style:text-properties style:text-line-through-style="none" style:text-line-through-type="none" style:font-name="KacstOffice" fo:font-size="16pt" style:text-underline-style="solid" style:text-underline-width="auto" style:text-underline-color="font-color" fo:font-weight="bold" officeooo:paragraph-rsid="000d77ef" style:font-size-asian="16pt" style:font-weight-asian="bold" style:font-name-complex="KacstOffice" style:font-size-complex="16pt" style:font-weight-complex="bold"/>
    </style:style>
    <style:style style:name="P65" style:family="paragraph" style:parent-style-name="Standard">
      <style:paragraph-properties fo:text-align="end" style:justify-single-word="false"/>
      <style:text-properties style:text-line-through-style="none" style:text-line-through-type="none" style:font-name="KacstOffice" fo:font-size="16pt" style:text-underline-style="solid" style:text-underline-width="auto" style:text-underline-color="font-color" fo:font-weight="bold" officeooo:rsid="00011f45" officeooo:paragraph-rsid="000d77ef" style:font-size-asian="16pt" style:font-weight-asian="bold" style:font-name-complex="KacstOffice" style:font-size-complex="16pt" style:font-weight-complex="bold"/>
    </style:style>
    <style:style style:name="P66"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fo:letter-spacing="normal" style:font-name-complex="inherit" style:font-size-complex="11.25pt" style:font-style-complex="normal" style:font-weight-complex="normal"/>
    </style:style>
    <style:style style:name="P67"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fo:letter-spacing="normal" officeooo:paragraph-rsid="000d77ef" style:font-name-complex="inherit" style:font-size-complex="11.25pt" style:font-style-complex="normal" style:font-weight-complex="normal"/>
    </style:style>
    <style:style style:name="P68"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fo:letter-spacing="normal"/>
    </style:style>
    <style:style style:name="P69"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fo:letter-spacing="normal" officeooo:paragraph-rsid="000d77ef"/>
    </style:style>
    <style:style style:name="P70"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000000" style:font-name="Helvetica" fo:font-size="11.25pt" fo:letter-spacing="normal" fo:font-style="normal" style:text-underline-style="none" fo:font-weight="normal" officeooo:rsid="00011f45" officeooo:paragraph-rsid="000d77ef" style:font-weight-asian="normal" style:font-weight-complex="normal"/>
    </style:style>
    <style:style style:name="P71"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text-underline-style="none" fo:font-weight="normal" officeooo:rsid="00011f45" officeooo:paragraph-rsid="000d77ef" style:font-weight-asian="normal" style:font-weight-complex="normal"/>
    </style:style>
    <style:style style:name="P72" style:family="paragraph" style:parent-style-name="Standard">
      <style:paragraph-properties fo:margin-left="0.0102in" fo:margin-right="0.0102in" fo:margin-top="0in" fo:margin-bottom="0in" loext:contextual-spacing="false" fo:text-align="end" style:justify-single-word="false" fo:orphans="2" fo:widows="2" fo:text-indent="0in" style:auto-text-indent="false"/>
      <style:text-properties fo:font-variant="normal" fo:text-transform="none" fo:color="#000000" fo:letter-spacing="normal" style:font-name-complex="inherit" style:font-size-complex="11.25pt" style:font-style-complex="normal" style:font-weight-complex="normal"/>
    </style:style>
    <style:style style:name="P73" style:family="paragraph" style:parent-style-name="Standard">
      <style:paragraph-properties fo:margin-left="0.0102in" fo:margin-right="0.0102in" fo:margin-top="0in" fo:margin-bottom="0in" loext:contextual-spacing="false" fo:text-align="end" style:justify-single-word="false" fo:orphans="2" fo:widows="2" fo:text-indent="0in" style:auto-text-indent="false"/>
      <style:text-properties fo:font-variant="normal" fo:text-transform="none" fo:color="#000000" fo:letter-spacing="normal" officeooo:paragraph-rsid="000d77ef" style:font-name-complex="inherit" style:font-size-complex="11.25pt" style:font-style-complex="normal" style:font-weight-complex="normal"/>
    </style:style>
    <style:style style:name="P74" style:family="paragraph" style:parent-style-name="Standard">
      <style:paragraph-properties fo:margin-top="0in" fo:margin-bottom="0in" loext:contextual-spacing="false" fo:text-align="end" style:justify-single-word="false" fo:orphans="2" fo:widows="2"/>
      <style:text-properties fo:font-variant="normal" fo:text-transform="none" fo:color="#000000" fo:letter-spacing="normal" style:font-name-complex="inherit" style:font-size-complex="11.25pt" style:font-style-complex="normal" style:font-weight-complex="normal"/>
    </style:style>
    <style:style style:name="P75" style:family="paragraph" style:parent-style-name="Standard">
      <style:paragraph-properties fo:margin-top="0in" fo:margin-bottom="0in" loext:contextual-spacing="false" fo:text-align="end" style:justify-single-word="false" fo:orphans="2" fo:widows="2"/>
      <style:text-properties fo:font-variant="normal" fo:text-transform="none" fo:color="#000000" fo:letter-spacing="normal" officeooo:paragraph-rsid="000d77ef" style:font-name-complex="inherit" style:font-size-complex="11.25pt" style:font-style-complex="normal" style:font-weight-complex="normal"/>
    </style:style>
    <style:style style:name="P76" style:family="paragraph" style:parent-style-name="Standard">
      <style:paragraph-properties fo:margin-top="0in" fo:margin-bottom="0in" loext:contextual-spacing="false" fo:text-align="end" style:justify-single-word="false" fo:orphans="2" fo:widows="2"/>
      <style:text-properties fo:font-variant="normal" fo:text-transform="none" fo:color="#000000" fo:letter-spacing="normal"/>
    </style:style>
    <style:style style:name="P77" style:family="paragraph" style:parent-style-name="Standard">
      <style:paragraph-properties fo:margin-top="0in" fo:margin-bottom="0in" loext:contextual-spacing="false" fo:text-align="end" style:justify-single-word="false" fo:orphans="2" fo:widows="2"/>
      <style:text-properties fo:font-variant="normal" fo:text-transform="none" fo:color="#000000" fo:letter-spacing="normal" officeooo:paragraph-rsid="000d77ef"/>
    </style:style>
    <style:style style:name="T1" style:family="text">
      <style:text-properties fo:font-variant="normal" fo:text-transform="none" fo:color="#333333" style:font-name="DroidArabicKufi-Regular" fo:font-size="12pt" fo:letter-spacing="normal" fo:font-style="normal" style:text-underline-style="none" fo:font-weight="normal" officeooo:rsid="00088624" style:font-size-asian="16pt" style:font-weight-asian="normal" style:font-name-complex="KacstOffice" style:font-size-complex="16pt" style:font-weight-complex="normal"/>
    </style:style>
    <style:style style:name="T2" style:family="text">
      <style:text-properties fo:font-variant="normal" fo:text-transform="none" fo:color="#333333" style:font-name="DroidArabicKufi-Regular" fo:font-size="12pt" fo:letter-spacing="normal" fo:font-style="normal" style:text-underline-style="solid" style:text-underline-width="auto" style:text-underline-color="font-color" fo:font-weight="bold" officeooo:rsid="0008ccea" style:font-size-asian="16pt" style:font-weight-asian="bold" style:font-name-complex="KacstOffice" style:font-size-complex="16pt" style:font-weight-complex="bold"/>
    </style:style>
    <style:style style:name="T3" style:family="text">
      <style:text-properties fo:font-variant="normal" fo:text-transform="none" fo:color="#333333" style:font-name="DroidArabicKufi-Regular" fo:font-size="12pt" fo:letter-spacing="normal" fo:font-style="normal" style:text-underline-style="solid" style:text-underline-width="auto" style:text-underline-color="font-color" fo:font-weight="bold" officeooo:rsid="000bb8cd" style:font-size-asian="16pt" style:font-weight-asian="bold" style:font-name-complex="KacstOffice" style:font-size-complex="16pt" style:font-weight-complex="bold"/>
    </style:style>
    <style:style style:name="T4" style:family="text">
      <style:text-properties fo:font-variant="normal" fo:text-transform="none" fo:color="#333333" style:font-name="DroidArabicKufi-Regular" fo:letter-spacing="normal" fo:font-style="normal" style:text-underline-style="solid" style:text-underline-width="auto" style:text-underline-color="font-color" fo:font-weight="bold" officeooo:rsid="000bb8cd" style:font-weight-asian="bold" style:font-name-complex="KacstOffice" style:font-weight-complex="bold"/>
    </style:style>
    <style:style style:name="T5" style:family="text">
      <style:text-properties fo:font-variant="normal" fo:text-transform="none" fo:color="#333333" style:font-name="DroidArabicKufi-Regular" fo:letter-spacing="normal" fo:font-style="normal" officeooo:rsid="00088624" style:font-name-complex="KacstOffice"/>
    </style:style>
    <style:style style:name="T6" style:family="text">
      <style:text-properties fo:font-variant="normal" fo:text-transform="none" fo:color="#333333" style:font-name="DroidArabicKufi-Regular" fo:letter-spacing="normal" fo:font-style="normal" officeooo:rsid="000bb8cd" style:font-name-complex="KacstOffice"/>
    </style:style>
    <style:style style:name="T7" style:family="text">
      <style:text-properties fo:font-variant="normal" fo:text-transform="none" fo:color="#333333" fo:letter-spacing="normal"/>
    </style:style>
    <style:style style:name="T8" style:family="text">
      <style:text-properties fo:font-variant="normal" fo:text-transform="none" fo:color="#333333" fo:letter-spacing="normal" style:text-underline-style="none" fo:font-weight="normal" officeooo:rsid="00011f45" style:font-weight-asian="normal" style:font-style-complex="normal" style:font-weight-complex="normal"/>
    </style:style>
    <style:style style:name="T9" style:family="text">
      <style:text-properties fo:font-variant="normal" fo:text-transform="none" fo:color="#333333" fo:letter-spacing="normal" style:font-style-complex="normal"/>
    </style:style>
    <style:style style:name="T10" style:family="text">
      <style:text-properties fo:font-variant="normal" fo:text-transform="none" fo:color="#333333" fo:letter-spacing="normal" style:font-style-complex="normal" style:font-weight-complex="normal"/>
    </style:style>
    <style:style style:name="T11" style:family="text">
      <style:text-properties fo:font-variant="normal" fo:text-transform="none" fo:color="#333333" fo:letter-spacing="normal" fo:font-style="normal"/>
    </style:style>
    <style:style style:name="T12" style:family="text">
      <style:text-properties fo:font-variant="normal" fo:text-transform="none" fo:color="#333333" fo:letter-spacing="normal" fo:font-style="normal" style:text-underline-style="solid" style:text-underline-width="auto" style:text-underline-color="font-color" fo:font-weight="bold" officeooo:rsid="00027707" style:font-weight-asian="bold" style:font-weight-complex="bold"/>
    </style:style>
    <style:style style:name="T13" style:family="text">
      <style:text-properties fo:font-variant="normal" fo:text-transform="none" fo:color="#333333" fo:letter-spacing="normal" fo:font-style="normal" style:text-underline-style="solid" style:text-underline-width="auto" style:text-underline-color="font-color" fo:font-weight="bold" officeooo:rsid="00051aa8" style:font-weight-asian="bold" style:font-weight-complex="bold"/>
    </style:style>
    <style:style style:name="T14" style:family="text">
      <style:text-properties fo:font-variant="normal" fo:text-transform="none" fo:color="#333333" fo:letter-spacing="normal" fo:font-style="normal" style:text-underline-style="solid" style:text-underline-width="auto" style:text-underline-color="font-color" fo:font-weight="bold" officeooo:rsid="000bb8cd" style:font-weight-asian="bold" style:font-weight-complex="bold"/>
    </style:style>
    <style:style style:name="T15" style:family="text">
      <style:text-properties fo:font-variant="normal" fo:text-transform="none" fo:color="#333333" fo:letter-spacing="normal" fo:font-style="normal" style:text-underline-style="none" fo:font-weight="normal" officeooo:rsid="00027707" style:font-style-asian="normal" style:font-weight-asian="normal" style:font-style-complex="normal" style:font-weight-complex="normal"/>
    </style:style>
    <style:style style:name="T16" style:family="text">
      <style:text-properties fo:font-variant="normal" fo:text-transform="none" fo:color="#333333" fo:letter-spacing="normal" fo:font-style="normal" style:text-underline-style="none" fo:font-weight="normal" officeooo:rsid="00034b46" style:font-weight-asian="normal" style:font-style-complex="normal" style:font-weight-complex="normal"/>
    </style:style>
    <style:style style:name="T17" style:family="text">
      <style:text-properties fo:font-variant="normal" fo:text-transform="none" fo:color="#333333" fo:letter-spacing="normal" fo:font-style="normal" style:text-underline-style="none" fo:font-weight="normal" officeooo:rsid="000bb8cd" style:font-weight-asian="normal" style:font-style-complex="normal" style:font-weight-complex="normal"/>
    </style:style>
    <style:style style:name="T18" style:family="text">
      <style:text-properties fo:font-variant="normal" fo:text-transform="none" fo:color="#333333" fo:letter-spacing="normal" fo:font-style="normal" style:text-underline-style="none" fo:font-weight="normal" officeooo:rsid="00034b46" style:font-weight-asian="normal" style:font-weight-complex="normal"/>
    </style:style>
    <style:style style:name="T19" style:family="text">
      <style:text-properties fo:font-variant="normal" fo:text-transform="none" fo:color="#333333" fo:letter-spacing="normal" fo:font-style="normal" style:text-underline-style="none" fo:font-weight="normal" officeooo:rsid="00051aa8" style:font-weight-asian="normal" style:font-weight-complex="normal"/>
    </style:style>
    <style:style style:name="T20" style:family="text">
      <style:text-properties fo:font-variant="normal" fo:text-transform="none" fo:color="#333333" fo:letter-spacing="normal" fo:font-style="normal" style:text-underline-style="none" fo:font-weight="normal" officeooo:rsid="000bb8cd" style:font-weight-asian="normal" style:font-weight-complex="normal"/>
    </style:style>
    <style:style style:name="T21" style:family="text">
      <style:text-properties fo:font-variant="normal" fo:text-transform="none" fo:color="#333333" fo:letter-spacing="normal" fo:font-style="normal" officeooo:rsid="00034b46"/>
    </style:style>
    <style:style style:name="T22" style:family="text">
      <style:text-properties fo:font-variant="normal" fo:text-transform="none" fo:color="#333333" fo:letter-spacing="normal" fo:font-style="normal" style:font-style-complex="normal"/>
    </style:style>
    <style:style style:name="T23" style:family="text">
      <style:text-properties fo:font-variant="normal" fo:text-transform="none" fo:color="#333333" fo:letter-spacing="normal" fo:font-style="normal" officeooo:rsid="00034b46" style:font-style-complex="normal"/>
    </style:style>
    <style:style style:name="T24" style:family="text">
      <style:text-properties fo:font-variant="normal" fo:text-transform="none" fo:color="#333333" fo:letter-spacing="normal" fo:font-style="normal" style:font-style-complex="normal" style:font-weight-complex="normal"/>
    </style:style>
    <style:style style:name="T25" style:family="text">
      <style:text-properties fo:font-variant="normal" fo:text-transform="none" fo:color="#333333" fo:letter-spacing="normal" fo:font-style="normal" officeooo:rsid="00051aa8"/>
    </style:style>
    <style:style style:name="T26" style:family="text">
      <style:text-properties fo:font-variant="normal" fo:text-transform="none" fo:color="#333333" fo:letter-spacing="normal" fo:font-style="normal" fo:font-weight="normal"/>
    </style:style>
    <style:style style:name="T27" style:family="text">
      <style:text-properties fo:font-variant="normal" fo:text-transform="none" fo:color="#333333" fo:letter-spacing="normal" fo:font-style="normal" fo:font-weight="normal" style:font-name-complex="Ubuntu"/>
    </style:style>
    <style:style style:name="T28" style:family="text">
      <style:text-properties fo:font-variant="normal" fo:text-transform="none" fo:color="#333333" fo:letter-spacing="normal" fo:font-style="normal" style:font-name-complex="Ubuntu"/>
    </style:style>
    <style:style style:name="T29" style:family="text">
      <style:text-properties fo:font-variant="normal" fo:text-transform="none" fo:color="#333333" fo:letter-spacing="normal" fo:font-style="normal" officeooo:rsid="000bb8cd"/>
    </style:style>
    <style:style style:name="T30" style:family="text">
      <style:text-properties fo:font-variant="normal" fo:text-transform="none" fo:color="#333333" fo:letter-spacing="normal" style:text-underline-style="solid" style:text-underline-width="auto" style:text-underline-color="font-color" fo:font-weight="bold" style:font-weight-asian="bold" style:font-weight-complex="bold"/>
    </style:style>
    <style:style style:name="T31" style:family="text">
      <style:text-properties fo:font-variant="normal" fo:text-transform="none" fo:color="#333333" style:font-name="KacstOffice" fo:letter-spacing="normal" officeooo:rsid="00011f45" style:font-name-complex="KacstOffice" style:font-size-complex="12pt" style:font-style-complex="normal" style:font-weight-complex="normal"/>
    </style:style>
    <style:style style:name="T32" style:family="text">
      <style:text-properties fo:font-variant="normal" fo:text-transform="none" fo:color="#333333" style:font-name="KacstOffice" fo:letter-spacing="normal" style:font-name-complex="KacstOffice" style:font-style-complex="normal"/>
    </style:style>
    <style:style style:name="T33" style:family="text">
      <style:text-properties fo:font-variant="normal" fo:text-transform="none" fo:color="#333333" style:font-name="KacstOffice" fo:letter-spacing="normal" fo:font-style="normal" style:text-underline-style="none" fo:font-weight="normal" officeooo:rsid="000bb8cd" style:font-weight-asian="normal" style:font-name-complex="KacstOffice" style:font-weight-complex="normal"/>
    </style:style>
    <style:style style:name="T34" style:family="text">
      <style:text-properties fo:font-variant="normal" fo:text-transform="none" fo:color="#333333" style:font-name="KacstOffice" fo:letter-spacing="normal" fo:font-style="normal" style:text-underline-style="none" fo:font-weight="normal" officeooo:rsid="000bb8cd" style:font-weight-asian="normal" style:font-name-complex="KacstOffice" style:font-style-complex="normal" style:font-weight-complex="normal"/>
    </style:style>
    <style:style style:name="T35" style:family="text">
      <style:text-properties fo:font-variant="normal" fo:text-transform="none" fo:color="#333333" style:font-name="KacstOffice" fo:letter-spacing="normal" fo:font-style="normal" officeooo:rsid="000bb8cd" style:font-name-complex="KacstOffice"/>
    </style:style>
    <style:style style:name="T36" style:family="text">
      <style:text-properties fo:font-variant="normal" fo:text-transform="none" fo:color="#333333" style:font-name="KacstOffice" fo:letter-spacing="normal" fo:font-style="normal" officeooo:rsid="00088624" style:font-name-complex="KacstOffice"/>
    </style:style>
    <style:style style:name="T37" style:family="text">
      <style:text-properties fo:font-variant="normal" fo:text-transform="none" fo:color="#333333" style:font-name="KacstOffice" fo:font-size="12pt" fo:letter-spacing="normal" fo:font-style="normal" style:text-underline-style="none" fo:font-weight="normal" officeooo:rsid="000bb8cd" style:font-size-asian="16pt" style:font-weight-asian="normal" style:font-name-complex="KacstOffice" style:font-size-complex="16pt" style:font-weight-complex="normal"/>
    </style:style>
    <style:style style:name="T38" style:family="text">
      <style:text-properties fo:font-variant="normal" fo:text-transform="none" fo:color="#333333" style:font-name="KacstOffice" fo:font-size="16pt" fo:letter-spacing="normal" officeooo:rsid="00011f45" style:font-size-asian="16pt" style:font-name-complex="KacstOffice" style:font-size-complex="16pt" style:font-style-complex="normal" style:font-weight-complex="normal"/>
    </style:style>
    <style:style style:name="T39" style:family="text">
      <style:text-properties fo:font-variant="normal" fo:text-transform="none" fo:color="#333333" style:font-name="KacstOffice" fo:font-size="16pt" fo:letter-spacing="normal" fo:font-style="normal" fo:font-weight="normal" style:font-size-asian="16pt" style:font-name-complex="KacstOffice" style:font-size-complex="16pt"/>
    </style:style>
    <style:style style:name="T40" style:family="text">
      <style:text-properties fo:font-variant="normal" fo:text-transform="none" fo:color="#333333" style:font-name="KacstOffice" fo:font-size="16pt" fo:letter-spacing="normal" fo:font-style="normal" fo:font-weight="normal" style:font-size-asian="16pt" style:font-name-complex="KacstOffice" style:font-size-complex="16pt" style:font-style-complex="normal" style:font-weight-complex="normal"/>
    </style:style>
    <style:style style:name="T41" style:family="text">
      <style:text-properties fo:font-variant="normal" fo:text-transform="none" fo:color="#333333" style:font-name="KacstOffice" fo:font-size="16pt" fo:letter-spacing="normal" fo:font-style="normal" fo:font-weight="normal" officeooo:rsid="00011f45" style:font-size-asian="16pt" style:font-name-complex="KacstOffice" style:font-size-complex="16pt" style:font-style-complex="normal" style:font-weight-complex="normal"/>
    </style:style>
    <style:style style:name="T42" style:family="text">
      <style:text-properties fo:font-variant="normal" fo:text-transform="none" fo:color="#333333" style:font-name="KacstOffice" fo:font-size="16pt" fo:letter-spacing="normal" fo:font-style="normal" fo:font-weight="normal" officeooo:rsid="00058ceb" style:font-size-asian="16pt" style:font-name-complex="KacstOffice" style:font-size-complex="16pt" style:font-style-complex="normal" style:font-weight-complex="normal"/>
    </style:style>
    <style:style style:name="T43" style:family="text">
      <style:text-properties fo:font-variant="normal" fo:text-transform="none" fo:color="#333333" style:font-name="KacstOffice" fo:font-size="16pt" fo:letter-spacing="normal" fo:font-style="normal" fo:font-weight="normal" officeooo:rsid="00058ceb" style:font-size-asian="16pt" style:font-name-complex="KacstOffice" style:font-size-complex="16pt"/>
    </style:style>
    <style:style style:name="T44" style:family="text">
      <style:text-properties fo:font-variant="normal" fo:text-transform="none" fo:color="#333333" style:font-name="KacstOffice" fo:font-size="16pt" fo:letter-spacing="normal" fo:font-style="normal" style:text-underline-style="solid" style:text-underline-width="auto" style:text-underline-color="font-color" fo:font-weight="bold" officeooo:rsid="00058ceb" style:font-size-asian="16pt" style:font-weight-asian="bold" style:font-name-complex="KacstOffice" style:font-size-complex="16pt" style:font-weight-complex="bold"/>
    </style:style>
    <style:style style:name="T45" style:family="text">
      <style:text-properties fo:font-variant="normal" fo:text-transform="none" fo:color="#333333" style:font-name="KacstOffice" fo:font-size="16pt" fo:letter-spacing="normal" fo:font-style="normal" style:text-underline-style="solid" style:text-underline-width="auto" style:text-underline-color="font-color" fo:font-weight="bold" officeooo:rsid="00058ceb" style:font-size-asian="16pt" style:font-weight-asian="bold" style:font-name-complex="KacstOffice" style:font-size-complex="16pt" style:font-style-complex="normal" style:font-weight-complex="bold"/>
    </style:style>
    <style:style style:name="T46" style:family="text">
      <style:text-properties fo:font-variant="normal" fo:text-transform="none" fo:color="#333333" style:font-name="KacstOffice" fo:font-size="16pt" fo:letter-spacing="normal" fo:font-style="normal" style:text-underline-style="none" fo:font-weight="normal" officeooo:rsid="00058ceb" style:font-size-asian="16pt" style:font-weight-asian="normal" style:font-name-complex="KacstOffice" style:font-size-complex="16pt" style:font-weight-complex="normal"/>
    </style:style>
    <style:style style:name="T47" style:family="text">
      <style:text-properties fo:font-variant="normal" fo:text-transform="none" fo:color="#333333" style:font-name="KacstOffice" fo:font-size="16pt" fo:letter-spacing="normal" fo:font-style="normal" style:text-underline-style="none" fo:font-weight="normal" officeooo:rsid="00088624" style:font-size-asian="16pt" style:font-weight-asian="normal" style:font-name-complex="KacstOffice" style:font-size-complex="16pt" style:font-weight-complex="normal"/>
    </style:style>
    <style:style style:name="T48" style:family="text">
      <style:text-properties fo:font-variant="normal" fo:text-transform="none" fo:color="#333333" style:font-name="KacstOffice" fo:font-size="16pt" fo:letter-spacing="normal" fo:font-style="normal" style:text-underline-style="none" fo:font-weight="normal" officeooo:rsid="000bb8cd" style:font-size-asian="16pt" style:font-weight-asian="normal" style:font-name-complex="KacstOffice" style:font-size-complex="16pt" style:font-weight-complex="normal"/>
    </style:style>
    <style:style style:name="T49" style:family="text">
      <style:text-properties fo:font-variant="normal" fo:text-transform="none" fo:color="#333333" style:font-name="KacstOffice" fo:font-size="16pt" fo:letter-spacing="normal" fo:font-style="normal" style:text-underline-style="none" fo:font-weight="normal" officeooo:rsid="00058ceb" style:font-size-asian="16pt" style:font-weight-asian="normal" style:font-name-complex="KacstOffice" style:font-size-complex="16pt" style:font-style-complex="normal" style:font-weight-complex="normal"/>
    </style:style>
    <style:style style:name="T50" style:family="text">
      <style:text-properties fo:font-variant="normal" fo:text-transform="none" fo:color="#333333" style:font-name="KacstOffice" fo:font-size="16pt" fo:letter-spacing="normal" fo:font-style="normal" style:text-underline-style="none" fo:font-weight="normal" officeooo:rsid="00088624" style:font-size-asian="16pt" style:font-weight-asian="normal" style:font-name-complex="KacstOffice" style:font-size-complex="16pt" style:font-style-complex="normal" style:font-weight-complex="normal"/>
    </style:style>
    <style:style style:name="T51" style:family="text">
      <style:text-properties fo:font-variant="normal" fo:text-transform="none" fo:color="#333333" style:font-name="KacstOffice" fo:font-size="16pt" fo:letter-spacing="normal" fo:font-style="normal" style:text-underline-style="none" fo:font-weight="normal" officeooo:rsid="000bb8cd" style:font-size-asian="16pt" style:font-weight-asian="normal" style:font-name-complex="KacstOffice" style:font-size-complex="16pt" style:font-style-complex="normal" style:font-weight-complex="normal"/>
    </style:style>
    <style:style style:name="T52" style:family="text">
      <style:text-properties fo:font-variant="normal" fo:text-transform="none" fo:color="#333333" style:font-name="KacstOffice" fo:font-size="16pt" fo:letter-spacing="normal" fo:font-style="normal" style:text-underline-style="none" fo:font-weight="normal" officeooo:rsid="00088624" style:font-size-asian="16pt" style:font-weight-asian="normal" style:font-name-complex="Ubuntu" style:font-size-complex="16pt" style:font-weight-complex="normal"/>
    </style:style>
    <style:style style:name="T53" style:family="text">
      <style:text-properties fo:font-variant="normal" fo:text-transform="none" fo:color="#333333" style:font-name="KacstOffice" fo:font-size="16pt" fo:letter-spacing="normal" fo:font-style="normal" style:text-underline-style="none" fo:font-weight="normal" officeooo:rsid="00088624" style:font-size-asian="16pt" style:font-weight-asian="normal" style:font-name-complex="Ubuntu" style:font-size-complex="16pt" style:font-style-complex="normal" style:font-weight-complex="normal"/>
    </style:style>
    <style:style style:name="T54" style:family="text">
      <style:text-properties fo:font-variant="normal" fo:text-transform="none" fo:color="#333333" style:font-name="KacstOffice" fo:font-size="16pt" fo:letter-spacing="normal" fo:font-style="normal" style:font-size-asian="16pt" style:font-name-complex="KacstOffice" style:font-size-complex="16pt"/>
    </style:style>
    <style:style style:name="T55" style:family="text">
      <style:text-properties fo:font-variant="normal" fo:text-transform="none" fo:color="#333333" style:font-name="KacstOffice" fo:font-size="16pt" fo:letter-spacing="normal" fo:font-style="normal" officeooo:rsid="00058ceb" style:font-size-asian="16pt" style:font-name-complex="KacstOffice" style:font-size-complex="16pt"/>
    </style:style>
    <style:style style:name="T56" style:family="text">
      <style:text-properties fo:font-variant="normal" fo:text-transform="none" fo:color="#333333" style:font-name="KacstOffice" fo:font-size="16pt" fo:letter-spacing="normal" fo:font-style="normal" style:font-size-asian="16pt" style:font-name-complex="KacstOffice" style:font-size-complex="16pt" style:font-style-complex="normal" style:font-weight-complex="normal"/>
    </style:style>
    <style:style style:name="T57" style:family="text">
      <style:text-properties fo:font-variant="normal" fo:text-transform="none" fo:color="#333333" style:font-name="KacstOffice" fo:font-size="16pt" fo:letter-spacing="normal" fo:font-style="normal" officeooo:rsid="00058ceb" style:font-size-asian="16pt" style:font-name-complex="KacstOffice" style:font-size-complex="16pt" style:font-style-complex="normal" style:font-weight-complex="normal"/>
    </style:style>
    <style:style style:name="T58" style:family="text">
      <style:text-properties fo:font-variant="normal" fo:text-transform="none" style:font-name="KacstOffice" fo:font-size="16pt" fo:letter-spacing="normal" fo:font-style="normal" style:text-underline-style="none" fo:font-weight="normal" officeooo:rsid="00088624" style:font-size-asian="16pt" style:font-weight-asian="normal" style:font-name-complex="KacstOffice" style:font-size-complex="16pt" style:font-weight-complex="normal"/>
    </style:style>
    <style:style style:name="T59" style:family="text">
      <style:text-properties fo:font-variant="normal" fo:text-transform="none" fo:letter-spacing="normal" fo:font-style="normal"/>
    </style:style>
    <style:style style:name="T60" style:family="text">
      <style:text-properties fo:font-variant="normal" fo:text-transform="none" fo:letter-spacing="normal" fo:font-style="normal" style:text-underline-style="none" fo:font-weight="normal" officeooo:rsid="00058ceb" style:font-weight-asian="normal" style:font-weight-complex="normal"/>
    </style:style>
    <style:style style:name="T61" style:family="text">
      <style:text-properties fo:font-variant="normal" fo:text-transform="none" fo:letter-spacing="normal" fo:font-style="normal" style:text-underline-style="none" fo:font-weight="normal" officeooo:rsid="0006e81f" style:font-weight-asian="normal" style:font-weight-complex="normal"/>
    </style:style>
    <style:style style:name="T62" style:family="text">
      <style:text-properties fo:font-variant="normal" fo:text-transform="none" fo:letter-spacing="normal" fo:font-style="normal" style:font-style-complex="normal" style:font-weight-complex="normal"/>
    </style:style>
    <style:style style:name="T63" style:family="text">
      <style:text-properties fo:font-variant="normal" fo:text-transform="none" fo:letter-spacing="normal" fo:font-style="normal" fo:font-weight="normal"/>
    </style:style>
    <style:style style:name="T64" style:family="text">
      <style:text-properties fo:font-variant="normal" fo:text-transform="none" fo:letter-spacing="normal" fo:font-style="normal" officeooo:rsid="0006e81f"/>
    </style:style>
    <style:style style:name="T65" style:family="text">
      <style:text-properties fo:font-variant="normal" fo:text-transform="none" fo:color="#c9211e" style:font-name="KacstOffice" fo:font-size="16pt" fo:letter-spacing="normal" fo:font-style="normal" style:font-size-asian="16pt" style:font-name-complex="KacstOffice" style:font-size-complex="16pt"/>
    </style:style>
    <style:style style:name="T66" style:family="text">
      <style:text-properties fo:font-variant="normal" fo:text-transform="none" fo:color="#c9211e" style:font-name="KacstOffice" fo:font-size="16pt" fo:letter-spacing="normal" fo:font-style="normal" style:font-size-asian="16pt" style:font-name-complex="KacstOffice" style:font-size-complex="16pt" style:font-style-complex="normal" style:font-weight-complex="normal"/>
    </style:style>
    <style:style style:name="T67" style:family="text">
      <style:text-properties fo:font-variant="normal" fo:text-transform="none" fo:color="#c9211e" style:font-name="KacstOffice" fo:font-size="16pt" fo:letter-spacing="normal" fo:font-style="normal" fo:font-weight="normal" style:font-size-asian="16pt" style:font-name-complex="KacstOffice" style:font-size-complex="16pt"/>
    </style:style>
    <style:style style:name="T68" style:family="text">
      <style:text-properties fo:color="#333333" style:font-name="DroidArabicKufi-Regular" fo:font-style="normal" officeooo:rsid="000bb8cd" style:font-name-complex="KacstOffice"/>
    </style:style>
    <style:style style:name="T69" style:family="text">
      <style:text-properties style:text-underline-style="none" fo:font-weight="normal" officeooo:rsid="00011f45" style:font-weight-asian="normal" style:font-weight-complex="normal"/>
    </style:style>
    <style:style style:name="T70" style:family="text">
      <style:text-properties style:font-name="KacstOffice" style:font-name-complex="KacstOffice"/>
    </style:style>
    <style:style style:name="T71" style:family="text">
      <style:text-properties style:font-name="KacstOffice" officeooo:rsid="00011f45" style:font-name-complex="KacstOffice"/>
    </style:style>
    <style:style style:name="T72" style:family="text">
      <style:text-properties style:font-name="KacstOffice" style:text-underline-style="solid" style:text-underline-width="auto" style:text-underline-color="font-color" fo:font-weight="bold" officeooo:rsid="00011f45" style:font-weight-asian="bold" style:font-name-complex="KacstOffice" style:font-weight-complex="bold"/>
    </style:style>
    <style:style style:name="T73" style:family="text">
      <style:text-properties style:font-name="KacstOffice" fo:font-size="16pt" style:text-underline-style="solid" style:text-underline-width="auto" style:text-underline-color="font-color" fo:font-weight="bold" officeooo:rsid="00011f45" style:font-size-asian="16pt" style:font-weight-asian="bold" style:font-name-complex="KacstOffice" style:font-size-complex="16pt" style:font-weight-complex="bold"/>
    </style:style>
    <style:style style:name="T74" style:family="text">
      <style:text-properties style:font-name="KacstOffice" fo:font-size="16pt" style:font-size-asian="16pt" style:font-name-complex="KacstOffice" style:font-size-complex="16pt"/>
    </style:style>
    <style:style style:name="T75" style:family="text">
      <style:text-properties style:font-name="inherit" fo:font-size="11.25pt" fo:font-style="normal" fo:font-weight="normal"/>
    </style:style>
    <style:style style:name="T76" style:family="text">
      <style:text-properties style:font-name-complex="inherit" style:font-size-complex="11.25pt" style:font-style-complex="normal" style:font-weight-complex="normal"/>
    </style:style>
    <style:style style:name="T77" style:family="text">
      <style:text-properties fo:color="#0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2">كيف يتم عمل تحليل ال DNA</text:span></text:p>
      <text:p text:style-name="P1"><text:span text:style-name="T31"/></text:p>
      <text:p text:style-name="P5"><text:span text:style-name="T38">تحليل الجينات : هو طريقة في علم الأحياء الجزيئي تختص بتحليل وفحص الجينات، بهدف التعرف على التكوين الجيني للفرد، كما تستخدم في دراسات الوراثة، وتطور المملكتين النباتية، والحيوانية</text:span><text:span text:style-name="T41">.</text:span><text:span text:style-name="T31"><text:line-break/></text:span><text:span text:style-name="T71"><text:line-break/></text:span><text:span text:style-name="T73">استخدامات تحليل ال DNA</text:span></text:p>
      <text:p text:style-name="P5"><text:span text:style-name="T72"/></text:p>
      <text:p text:style-name="P4"><text:span text:style-name="T70">التشخيص الطبي: اجراء التحاليل لاكتشاف سرطان الثدي عند السيدات.</text:span></text:p>
      <text:p text:style-name="P13"><text:span text:style-name="T70">__________________________________________________________________________________</text:span></text:p>
      <text:p text:style-name="P2"><text:span text:style-name="T3">اهمية الفحص الطبي قبل الزواج</text:span></text:p>
      <text:p text:style-name="P21"><text:span text:style-name="T14"/></text:p>
      <text:p text:style-name="P12"><text:span text:style-name="T51">تنتشر في هذه الأيّام العديد من الأمراض أو الأوبئة المتعلّقة بالزواج والتي تنتشر وتنتقل عن طريقه، إذ إنّ هذه الأوبئة أصبحت في ازدياد مستمرٍ في الوطن العربي أيضاً كفيروس سي، ومرض الإيدز المنتشرين بشكلٍ كبيرٍ في العالم بأسره، فيشكّل هذان المرضان خطراً حقيقيّاً على صحة الناس والبشر على وجه العموم، كما أنّه وبالإضافة إلى ذلك تنتشر العديد من الأمراض وخصوصاً في الوطن العربي والمتعلّقة بزواج الأقارب على سبيل المثال، ولذلك أصبحت الفحوص الطبيّة قبل الزواج من الضروريّات للحفاظ على صحة المجتمع والأجيال القادمة سليمةً ومعافاةً من جميع الأمراض، فلا شكّ في أنّ الجميع يرغبون بأن يكون أبناؤهم يتمتّعون بصحةٍ كاملة</text:span><text:span text:style-name="T48">.<text:line-break/></text:span></text:p>
      <text:p text:style-name="P59"><text:span text:style-name="T35">الفحص الطبي قبل الزواج</text:span></text:p>
      <text:p text:style-name="P64"><text:span text:style-name="T29"/></text:p>
      <text:p text:style-name="P59"><text:span text:style-name="T34">هو عددٌ من الفحوصات المختلفة التي يقوم بها المقبلون على الزواج وذلك للتأكّد من خلو الزوجين من أي نوعٍ من الأمراض الوراثية كفقر الدّم المنجلي، والثلاسيميا، وفيروس سي وبي، ومرض الإيدز، وتبيان احتماليّة انتقال هذه الأمراض من كلا الزوجين إلى أبنائهما في المستقبل، أو انتقالها من أحد الزوجين إلى الآخر، وبيان الحلول الموجودة لدى الزوجين للحدّ من هذه المخاطر، ويجد العديد من الناس أنفسهم خائفين أو غير مرتاحين للخضوع لهذه الفحوصات، إلّا أنّ الخضوع لها يعدّ أمراً ضرورياً وذلك لأنها تساعد على راحة الزوجين لباقي العمر</text:span><text:span text:style-name="T33">.<text:line-break/>_____________________________________________________________</text:span></text:p>
      <text:p text:style-name="P19"/>
      <text:p text:style-name="P31"><text:span text:style-name="T11">كيفية انتقال الامراض الوراثية</text:span></text:p>
      <text:p text:style-name="P31"><text:span text:style-name="T11"/></text:p>
      <text:p text:style-name="P19"><text:span text:style-name="T19"><text:tab/><text:tab/>تعريف المرض الوراثي: </text:span><text:span text:style-name="T24">المرض الوراثي هو مرض يحدث نتيجة حدوث بعض التغيرات على المادة الوراثية وهي كما يعرفها العلماء الحامض النووي، ومن الممكن تسمية هذه التغيرات بالطفرة، وهذا الحمض النووي موجود في نواة الخلية، ويكون موجوداً على الكروموسومات، ويكون التغير على الكروموسوم إما في زيادة عدد الكروموسومات أو من خلال نقصان الكروموسومات الموجودة في الحمض النووي، كما أن التغيرات قد تكون على شكل تغيرات فسيولوجية تصيب الكروموسومات نفسها، وبالتالي حدوث تغيرات في الجينات المختصة في بعض الصفات الوراثية</text:span><text:span text:style-name="T26">.</text:span><text:span text:style-name="T11"><text:line-break/></text:span></text:p>
      <text:p text:style-name="P12"><text:soft-page-break/><text:span text:style-name="T55">الطفرات السائدة: </text:span><text:span text:style-name="T57">وهي مجموعة من التغيرات الوراثية التي تتصف بالقوة والسيادة، حيث أن وجود نسبة بسيطة منها في الإنسان يكون كفيلاً بظهور المرض على الإنسان، وبالتالي من هنا أخذت تسميتها بأنها سائدة، وهذا النوع من الطفرات يمكنه أن ينتقل من الآباء إلى الأبناء بسهولة</text:span><text:span text:style-name="T43">.</text:span></text:p>
      <text:p text:style-name="P12"><text:span text:style-name="T43">الطفرات المتنحية: </text:span><text:span text:style-name="T42">وهذه الطفرات لا تكون واضحة بشكل كبير، ولا يمكن أن تظهر الطفرة إلا في حالة كان الوالدان يحملان نفس الطفرات، حيث أن نسخة واحدة ليست كافية لأن تظهر على الإنسان، ويطلق على الشخص الذي يحمل هذه الطفرات </text:span><text:span text:style-name="T43">(</text:span><text:span text:style-name="T42">حامل المرض</text:span><text:span text:style-name="T43">)</text:span><text:span text:style-name="T42">، حيث أنها تكون محمولة على الكروموسومات في انتظار كروموسومات أخرى تحمل نفس الجينات</text:span><text:span text:style-name="T43">.<text:line-break/></text:span></text:p>
      <text:p text:style-name="P12"><text:span text:style-name="T44">الاسباب التي </text:span><text:span text:style-name="T45">تؤدي إلى حدوث الطفرات الوراثية</text:span><text:span text:style-name="T44"><text:line-break/></text:span></text:p>
      <text:p text:style-name="P12"><text:span text:style-name="T49">التعرض للمواد الكيماوية، حيث أن هناك مجموعة من المواد الكيماوية القادرة على تغيير الجينات وتشويهها، ومن أمثلة هذه المواد، غاز الخرذل، والأصباغ الأكر دينية، والأحماض النيتروجينية، وفي حالة تعرض الإنسان لمثل هذه المواد الكيماوية سواء من خلال استنشاقها أو من خلال الغذاء، أو من خلال الجلد</text:span><text:span text:style-name="T46">.<text:line-break/></text:span><text:span text:style-name="T55"><text:line-break/></text:span><text:span text:style-name="T44">كيف يتم الكشف عن الامراض الوراثية</text:span></text:p>
      <text:p text:style-name="P12"><text:span text:style-name="T44"/></text:p>
      <text:p text:style-name="P51"><text:span text:style-name="T60">ا</text:span><text:span text:style-name="T61">لحمل: </text:span><text:span text:style-name="T62">يمكن أن يتم تحديد بعض الأمراض الوراثية خلال فترة الحمل، أو بالتحديد خلال الأسابيع الأولى من الحمل، وذلك لبعض الامراض الوراثية التي تكون شائعة في السجل العائلي، أو في أصول العائلة، ويكون ذلك من خلال أخذ عينات من السائل الذي يحيط بالجنين من أجل حمايته، أو من خلال أيضاً بعض أجزاء المشيمة الموجودة في الرحم، وعمل مجموعة من الفحوصات على هذه العينة من أجل التوصل إلى أن الطفل مصاباً بالمرض الوراثي أم لا، ويعود الخيار في هذه الحالة للأبوين من أجل الوصول إلى قرار إسقاط الجنين أم إبقاؤه إلى حين الولادة، ولكن يجب الحصول على إذن شرعي من أجل إسقاط الجنين في مثل هذه الحالة</text:span><text:span text:style-name="T63">.</text:span><text:span text:style-name="T59"><text:line-break/></text:span></text:p>
      <text:p text:style-name="P51"><text:span text:style-name="T64">الفحوصات قبل الزواج: </text:span><text:span text:style-name="T62">كما ذكرنا بأن الأمراض الوراثية واحدة من الأمراض التي يصعب معالجتها، ولكن يمكن أن يتم تخفيف حدتها من خلال عمل بعض الفحوصات قبل الزواج، وفي حالة اجتمع طفرتان متنحيتان بين الزوج والزوجة لا يتم عقد القران، أما في حالة كانت الطفرة لدى الأبوين سائدة فبالتالي يكون مصاباً بالمرض، وليس هناك حاجة إلى أن يتم عمل الفحوصات، وفي هذه الحالة يلجأ الزوجان إلى استشارة طبيب مختص من أجل أخذ كمية كبيرة من التوعية، ولكن حالياً أصبحت وزارة الصحة تقوم بعمل مجموعة من الإجراءات الطبية من أجل الأشخاص المصابين بالأمراض الوراثية، وذلك من أجل الحصول على التأمين الصحي</text:span><text:span text:style-name="T63">.</text:span><text:span text:style-name="T59"><text:line-break/></text:span></text:p>
      <text:p text:style-name="P53"><text:span text:style-name="T22">العلاج من خلال إدخال جين سليم مع جين مصاب</text:span></text:p>
      <text:p text:style-name="P53"><text:span text:style-name="T22"/></text:p>
      <text:p text:style-name="P12"><text:span text:style-name="T56"><text:s/>وهذه الطريقة تكمن في أن يتم دمج جين سليم من الحامض النووي إلى جينات مريض مصاب بمرض وراثي، وموجود لديه جين معطل، وبالتالي فإن الجين المدخل قد يقوم بعملية تنشيط للجين الخامل </text:span><text:soft-page-break/><text:span text:style-name="T56">ومحاولة التدخل في وظائفه وصناعة البروتينات الجديدة السليمة وبالتالي الحد من انتشار الجين بين الأبناء</text:span><text:span text:style-name="T39">.</text:span></text:p>
      <text:p text:style-name="P12"><text:span text:style-name="T67"/></text:p>
      <text:p text:style-name="P33"><text:span text:style-name="T22">العلاج من خلال إدخال الجين السليم إلى الزايجوت</text:span></text:p>
      <text:p text:style-name="P45"><text:span text:style-name="T22"/></text:p>
      <text:p text:style-name="P19"><text:span text:style-name="T24"><text:s/>وتكمن هذه الطريقة في إدخال الجين السليم إلى الزيجوت وهي</text:span></text:p>
      <text:p text:style-name="P65"><text:span text:style-name="T17"><text:s/>البويضة الملقحة، وذلك من خلال علية الحقن الدقيقة، وذلك من أجل العمل على اتحاد هذا الجين مع الكروموسومات الموجودة، وبالتالي انتقال الخلايا التي تنتج والتي قد تكون سليمة بنسبة معينة</text:span><text:span text:style-name="T20">.<text:line-break/>______________________________________________________________</text:span></text:p>
      <text:p text:style-name="P19"><text:span text:style-name="T59"/></text:p>
      <text:p text:style-name="P55">انواع الامراض الوراثية</text:p>
      <text:p text:style-name="P35"><text:span text:style-name="T59"/></text:p>
      <text:p text:style-name="P47"><text:span text:style-name="T22">في الحقيقة ينتقل عدد من الأمراض وراثياً وعبر الجينات من الآباء إلى الأبناء، ولعلّ معرفة التاريخ العائلي للإصابة بالأمراض الوراثيّة تسهم بشكل كبير في تسهيل عمليّة تشخيص الإصابة بالأمراض الوراثيّة، ليتمكّن الطبيب من تقديم أفضل علاج للمريض، بحيث يحصل على أفضل مخرجات العمليّة العلاجيّة قدر المستطاع، فهناك عدد لا بأس به من الأمراض الشائعة التي تنتقل وراثيّاً، منها ما هو بسيط ويسهل علاجه، ومنه ما هو خطير ويهدّد حياة المريض</text:span><text:span text:style-name="T11">.</text:span><text:span text:style-name="T59"><text:line-break/></text:span></text:p>
      <text:p text:style-name="P37"><text:span text:style-name="T59">انواع الامراض الوراثية</text:span></text:p>
      <text:p text:style-name="P37"><text:span text:style-name="T59"/></text:p>
      <text:p text:style-name="P12"><text:span text:style-name="T50">أمراض الصفة الصبغية الجسدية السائدة</text:span><text:span text:style-name="T47">: </text:span><text:span text:style-name="T56">يظهر هذا النوع من الأمراض عند وجود نسخة واحدة على الأقل من الطفرة الجينيّة في كل خليّة، بحيث تكون كفيلة بظهور هذا النوع من الاضطراب على الفرد</text:span><text:span text:style-name="T39">.</text:span><text:span text:style-name="T54"><text:line-break/></text:span></text:p>
      <text:p text:style-name="P12"><text:span text:style-name="T56">اضطراب الصفة الصبغية الجسدية المتنحيّة</text:span><text:span text:style-name="T39">: </text:span><text:span text:style-name="T40">حدث هذا الاضطراب عند وجود زوج من نُسخ الطفرة الجينيّة في كل خليّة، أحد هذه النسخ من الأب والآخر من الأم، وتجدر الإشارة إلى أنّ هذا النوع من الاضطرابات قد لا يكون ظاهراً على الأبوين، ويكون كلاهما في هذه الحالة حاملاً للمرض أي يحمل نسخة واحدة من الجينات المتنحية المسؤولة عن الإصابة به</text:span><text:span text:style-name="T39">.<text:line-break/><text:line-break/></text:span><text:span text:style-name="T50">الاضطراب الوراثي السائد المرتبط بالجنس بالكروموسوم إكس</text:span><text:span text:style-name="T47">: </text:span><text:span text:style-name="T50">بل الحديث عن الأمراض والاضطرابات المرتبطة بالكروموسومات الجنسية </text:span><text:span text:style-name="T47">X </text:span><text:span text:style-name="T50">أو </text:span><text:span text:style-name="T47">Y</text:span><text:span text:style-name="T50">، لا بدّ أن نوضح أنّ الذكور يحدد جنسهم بوجود كروموسومي </text:span><text:span text:style-name="T47">XY </text:span><text:span text:style-name="T50">في خلاياهم، بينما تمتلك الإناث كروموسومي </text:span><text:span text:style-name="T47">XX </text:span><text:span text:style-name="T50">في خلاياهم</text:span><text:span text:style-name="T47">. </text:span><text:span text:style-name="T50">ويحدث الإضطراب الوراثي السائد المرتبط بالكروموسوم </text:span><text:span text:style-name="T47">X </text:span><text:span text:style-name="T50">نتيجة وجود طفرة جينيّة على الكروموسوم إكس، ويُعتبر وجود نسخة واحدة من الجين المسؤول عن الإصابة بالمرض على كرموسوم إكس واحد كافياً لظهور هذا الاضطراب الوراثي، سواءاً عند الذكور أو الإناث</text:span><text:span text:style-name="T47">.<text:line-break/></text:span><text:span text:style-name="T1"><text:line-break/></text:span><text:span text:style-name="T2">امثلة الامراض الوراثية</text:span><text:span text:style-name="T58"><text:line-break/></text:span></text:p>
      <text:p text:style-name="P12"><text:soft-page-break/><text:span text:style-name="T50">داء هنتنغتون</text:span><text:span text:style-name="T47">: </text:span><text:span text:style-name="T50">وهو أحد الأمراض الوراثيّة التي ينجم عنها إتلاف تدريجي للخلايا العصبيّة في الدماغ، ينعكس ذلك على القدرات الوظيفيّة للشخص، ويؤثّر في الحركة، والتفكير لديه، كما ومن الممكن أن ينجم عنه عدد من الاضرابات النفسيّة والعقليّة</text:span><text:span text:style-name="T47">.</text:span></text:p>
      <text:p text:style-name="P12"><text:span text:style-name="T50">التليف الكيسي</text:span><text:span text:style-name="T47">: </text:span><text:span text:style-name="T50">هو أحد الأمراض الوراثيّة التي ينجم عنها حدوث اضطرابات ومشاكل هضميّة، والإصابة بأمراض العدوى الرئوية، نتيجة تجمّع المخاط اللّزج في الرئتين والجهاز الهضمي</text:span><text:span text:style-name="T47">.<text:line-break/><text:line-break/><text:line-break/></text:span><text:span text:style-name="T50">فقر الدم المنجلي</text:span><text:span text:style-name="T47">: </text:span><text:span text:style-name="T50">يمثل هذا المرض مجموعة من الاضطرابات التي تؤثر في الهيموجلوبين؛ وهو المسؤول عن نقل الأكسجين في الجسم، وبذلك نجد أنّ المرضى المصابين بهذا الاضطراب يحملون نوعاً غير طبيعي من الهيموغلوبين، يعمل على تشويه خلايا الدم الحمراء فتظهر بشكل هلالي أو منجلي، وتجدر الإشارة إلى أنّ أعراض هذا المرض وعلاماته تبدأ بالظهور منذ مراحل الطفوله المبكّرة في العادة</text:span><text:span text:style-name="T47">.<text:line-break/></text:span></text:p>
      <text:p text:style-name="P12"><text:span text:style-name="T50">الهيموفيليا أو النزاف</text:span><text:span text:style-name="T47">: </text:span><text:span text:style-name="T50">وهو أحد الاضطرابات الجينية التي تؤثّر في قدرة الدم على التخثر، فينجم عن ذلك حدوث نزيف غير طبيعي، بالإضافة إلى سهولة ظهور الكدمات على الجلد، ومن أشهر أنواعه؛ مرض هيموفيليا </text:span><text:span text:style-name="T47">A.<text:line-break/><text:line-break/></text:span><text:span text:style-name="T50">اعتلال ليبر العصبي البصري الوراثي</text:span><text:span text:style-name="T47">: </text:span><text:span text:style-name="T50">وهو مرض وراثي يتسبّب بفقدان البصر، وذلك عن طريق تأثيره في مركز النظر المسؤول عن رؤية تفاصيل الأشياء، وغالباً ما تبدأ أعراض هذا الاضطراب الوراثي بالظهور في مرحلة المراهقة، فتبدأ أولى أعراضه بحدوث الغباش، والضبابيّة في الرؤية، كما تتدهور الأعراض تدريجيّاً مع مرور الوقت</text:span><text:span text:style-name="T47">.<text:line-break/><text:line-break/></text:span><text:span text:style-name="T50">مرض باركنسون الوراثي</text:span><text:span text:style-name="T47">: </text:span><text:span text:style-name="T50">تجدر الإشارة إلى أنّ القليل من حالات الإصابة بمرض باركينسون، قد تحدث نتيجة وجود عامل وراثي مؤثر، إذْ وُجد أنّ ما يقارب </text:span><text:span text:style-name="T52">15%</text:span><text:span text:style-name="T47"> </text:span><text:span text:style-name="T50">فقط من حالات الإصابة بهذا المرض لديها تاريخ عائلي مرضي للإصابة به، وربما أنّ اجتماع العوامل الجينيّة والبيئيّة قد يكونان السبب وراء الإصابة به، ويمكن تعريف الباركينسون على أنّه أحد الاضطراب العصبية التي تؤدّي إلى حدوث الارتعاش، وبطء الحركة، واضطرابات التوازن، والتيبّس في الجسم</text:span><text:span text:style-name="T47">.<text:line-break/></text:span></text:p>
      <text:p text:style-name="P12"><text:span text:style-name="T50">داء الكلية متعددة الكيسات السائد</text:span><text:span text:style-name="T47">: </text:span><text:span text:style-name="T50">وهو أحد الاضطرابات الوراثيّة التي ينجم عنها تكوين حويصلات صغيرة ممتلئة بالسوائل في الكلى</text:span><text:span text:style-name="T47">.<text:line-break/><text:line-break/></text:span><text:span text:style-name="T50">التصلب الحدبي</text:span><text:span text:style-name="T47">: </text:span><text:span text:style-name="T50">هو أحد الاضطرابات الوراثيّة التي تتمثّل بعدم توقّف الخلايا عن الانقسام، فينجم عن ذلك ظهور عدد من الأورام في أماكن مختلفة من الجسم، تتسبّب بحدوث مشاكل صحيّة اعتماداً على المنطقة التي تتكوّن فيها هذه الأورام</text:span><text:span text:style-name="T47">.<text:line-break/><text:line-break/></text:span><text:span text:style-name="T50">أنواع من الأمراض السرطانيّة</text:span><text:span text:style-name="T47">: </text:span><text:span text:style-name="T50">ومن الأمثلة عليها؛ سرطان الثدي، وسرطان المبيض، والقولون، وسرطان بطانة الرحم</text:span><text:span text:style-name="T47">.<text:line-break/><text:line-break/></text:span><text:soft-page-break/><text:span text:style-name="T50">مرض ألزهايمر العائلي</text:span><text:span text:style-name="T47">: </text:span><text:span text:style-name="T50">يعدّ مرض ألزهايمر العائلي أحد أنواع الزهايمر نادرة الحدوث، والذي غالباً ما تظهر أعراضه بين عمر الثلاثين والستين، وتجدر الإشارة إلى أنّ خطر الإصابة بالخرف يبلغ</text:span><text:span text:style-name="T53"> </text:span><text:span text:style-name="T52">50%</text:span><text:span text:style-name="T47"> </text:span><text:span text:style-name="T50">لدى الأشخاص الذين لديهم تاريخ عائلي للإصابة بمرض ألزهايمر العائلي</text:span><text:span text:style-name="T47">.<text:line-break/></text:span></text:p>
      <text:p text:style-name="P12"><text:span text:style-name="T50">متلازمة آلبورت</text:span><text:span text:style-name="T47">: </text:span><text:span text:style-name="T50">وهي أحد أمراض الكلى الوراثيّة، والتي تتسبّب بالتهاب الكلى، وينجم عنها عدّة مشاكل صحيّة خطيرة؛ كالفشل الكلوي المزمن، وفقدان حاسة السمع، وحدوث مشاكل في العين</text:span><text:span text:style-name="T47">.<text:line-break/></text:span><text:span text:style-name="T1"><text:line-break/>___________________________________________________________________________________</text:span></text:p>
      <text:p text:style-name="P12"><text:span text:style-name="T1"/></text:p>
      <text:p text:style-name="P61"><text:span text:style-name="T37"/></text:p>
      <text:p text:style-name="P59"><text:span text:style-name="T5"><text:line-break/></text:span><text:span text:style-name="T6">كشف ان كان انتقال انيميا الفول من ناحية الاب او الام بيتعمل تحاليل للطفل (<text:tab/>G6PD- Test) لما يبقي عنده عام.</text:span></text:p>
      <text:p text:style-name="P59"><text:span text:style-name="T6"/></text:p>
      <text:p text:style-name="P62"><text:span text:style-name="T6">_____________________________________________________________</text:span></text:p>
      <text:p text:style-name="P62"><text:span text:style-name="T4"/></text:p>
      <text:p text:style-name="P56"><text:span text:style-name="T68">مرض الكرابي هو مرض مورث نادر و غالباً ما يكون مميت و يؤدي الي ضرر كبير للجهاز العصبي</text:span></text:p>
      <text:p text:style-name="P77"><text:span text:style-name="T76">بيدمر ال </text:span><text:span text:style-name="T75">protective coating (myelin) </text:span><text:span text:style-name="T76">للخليه العصبيه في المخ و الجهاز العصبي</text:span></text:p>
      <text:p text:style-name="P73">في اغلب الحالات بتكون الاعراض بتظهر في الاطفال الرضع في عمر ٦ شهور مثلا و خلال سنتين بيسبب الوفاه <draw:frame draw:style-name="fr1" draw:name="Image1" text:anchor-type="as-char" svg:width="0.1665in" svg:height="0.1665in" draw:z-index="0"><draw:image xlink:href="Pictures/1000020100000010000000109AB3882525470E58.png" xlink:type="simple" xlink:show="embed" xlink:actuate="onLoad" loext:mime-type="image/png"/><svg:title>💔</svg:title></draw:frame></text:p>
      <text:p text:style-name="P75">في اوقات بيظهر المرض في الاطفال الكبيره شويه و بيكون في اختلاف في مسار المرض </text:p>
      <text:p text:style-name="P75">و للأسف مفيش علاج للمرض </text:p>
      <text:p text:style-name="P69"><text:span text:style-name="T76">الاعراض في </text:span><text:span text:style-name="T75">(</text:span><text:span text:style-name="T76">الاطفال الرضع</text:span><text:span text:style-name="T75">):</text:span></text:p>
      <text:p text:style-name="P77"><text:span text:style-name="T75">-</text:span><text:span text:style-name="T76">صعوبه في التغذيه</text:span></text:p>
      <text:p text:style-name="P77"><text:span text:style-name="T75">-</text:span><text:span text:style-name="T76">بُكاء من غير سبب</text:span><text:span text:style-name="T75">.</text:span></text:p>
      <text:p text:style-name="P77"><text:span text:style-name="T75">-</text:span><text:span text:style-name="T76">تهيج </text:span></text:p>
      <text:p text:style-name="P77"><text:span text:style-name="T75">-</text:span><text:span text:style-name="T76">حمى من غير سبب</text:span></text:p>
      <text:p text:style-name="P77"><text:span text:style-name="T75">-</text:span><text:span text:style-name="T76">تشنجات عضليه</text:span></text:p>
      <text:p text:style-name="P77"><text:span text:style-name="T75">-</text:span><text:span text:style-name="T76">تأخير نمو</text:span></text:p>
      <text:p text:style-name="P77"><text:span text:style-name="T75">-</text:span><text:span text:style-name="T76">انخفاض اليقظه</text:span></text:p>
      <text:p text:style-name="P67">في حالة الاعراض اكثر شده ممكن يحصل </text:p>
      <text:p text:style-name="P77"><text:span text:style-name="T75">-</text:span><text:span text:style-name="T76">نوبات</text:span></text:p>
      <text:p text:style-name="P77"><text:span text:style-name="T75">-</text:span><text:span text:style-name="T76">فقدان السمع و الرؤيه</text:span></text:p>
      <text:p text:style-name="P77"><text:span text:style-name="T75">-</text:span><text:span text:style-name="T76">تصلب عضلات</text:span></text:p>
      <text:p text:style-name="P77"><text:span text:style-name="T75">-</text:span><text:span text:style-name="T76">فقدان القدره على البلع و التنفس</text:span></text:p>
      <text:p text:style-name="P69"><text:span text:style-name="T76">الاعراض في </text:span><text:span text:style-name="T75">adulthood:</text:span></text:p>
      <text:p text:style-name="P77"><text:span text:style-name="T75">-</text:span><text:span text:style-name="T76">تطور في فقدان الرؤيه</text:span></text:p>
      <text:p text:style-name="P77"><text:span text:style-name="T75">-</text:span><text:span text:style-name="T76">صعوبه المشي</text:span></text:p>
      <text:p text:style-name="P77"><text:span text:style-name="T75">-</text:span><text:span text:style-name="T76">تاخر في التفكير</text:span></text:p>
      <text:p text:style-name="P77"><text:span text:style-name="T75">-</text:span><text:span text:style-name="T76">ضعف العضلات</text:span></text:p>
      <text:p text:style-name="P67">كل ما يكون الاصابه بالمرض في العمر الاصغر كل ما يسبب الوفاه اسرع</text:p>
      <text:p text:style-name="P77"><text:span text:style-name="T76">الاصابه في مرحلة </text:span><text:span text:style-name="T75">adolescence </text:span><text:span text:style-name="T76">بيظهر فيها </text:span></text:p>
      <text:p text:style-name="P77">‏<text:span text:style-name="T75">less symptoms </text:span></text:p>
      <text:p text:style-name="P75"><text:soft-page-break/>طب المرض ده اصلا بيحصل بسبب ايه ؟ </text:p>
      <text:p text:style-name="P77"><text:span text:style-name="T76">بيحصل بسبب توريث </text:span><text:span text:style-name="T75">2copies of mutated gene -one copy form each parent </text:span><text:span text:style-name="T76">بيسبب طفره في چين </text:span><text:span text:style-name="T75">GALC </text:span><text:span text:style-name="T76">بيؤدي الى نقص تصنيع </text:span><text:span text:style-name="T75">GALC enzyme( galactocerebrosidase)</text:span></text:p>
      <text:p text:style-name="P77"><text:span text:style-name="T76">ف بيحصل </text:span><text:span text:style-name="T75">accumulation of certain types of fats called galactolipids </text:span></text:p>
      <text:p text:style-name="P77"><text:span text:style-name="T76">الي بتكون ال </text:span><text:span text:style-name="T75">protective coat </text:span><text:span text:style-name="T76">لل </text:span><text:span text:style-name="T75">nerve cell </text:span></text:p>
      <text:p text:style-name="P77"><text:span text:style-name="T76">بيكون قي خلايا متتخصصه لتناول ال </text:span><text:span text:style-name="T75">galactolipids </text:span><text:span text:style-name="T76">في ال </text:span><text:span text:style-name="T75">nervous system </text:span><text:span text:style-name="T76">اسمها </text:span><text:span text:style-name="T75">microglia </text:span><text:span text:style-name="T76">و بيكون ال </text:span><text:span text:style-name="T75">excessive galactolipids </text:span><text:span text:style-name="T76">بتتحول بشكل طبيعي الى خلايا سامه غير طبيعيه </text:span><text:span text:style-name="T75">(globoid cells ) which promote myelin-damaging inflammation </text:span><text:span text:style-name="T76">و ازالة الميالين بيمنع ارسال او استقبال الرسائل من الخلايا العصبيه </text:span></text:p>
      <text:p text:style-name="P77"><text:span text:style-name="T76">الوقايه من المرض بتكون </text:span><text:span text:style-name="T75">genetic tests : </text:span></text:p>
      <text:p text:style-name="P77"><text:span text:style-name="T75">- </text:span><text:span text:style-name="T76">لو الوالدين عنده طفره في الچين </text:span><text:span text:style-name="T75">GALC </text:span><text:span text:style-name="T76">او التاريخ العائلي في </text:span><text:span text:style-name="T75">krabbe disease </text:span></text:p>
      <text:p text:style-name="P77"><text:span text:style-name="T75">- </text:span><text:span text:style-name="T76">لو في طفل مصاب و في اخوات يفضل يتعملهم </text:span><text:span text:style-name="T75">test </text:span><text:span text:style-name="T76">عشان يتاكدوا هيكون فيه اصابه او لا</text:span><text:span text:style-name="T75">. </text:span></text:p>
      <text:p text:style-name="P70"><text:span text:style-name="T70">________________________________________________________________________________________</text:span></text:p>
      <text:p text:style-name="P41"><text:span text:style-name="T11"/></text:p>
      <text:p text:style-name="P27"><text:span text:style-name="T11">الصفات الوراثية للجنين</text:span></text:p>
      <text:p text:style-name="P27"><text:span text:style-name="T11"/></text:p>
      <text:p text:style-name="P29"><text:span text:style-name="T11">كيف يتم انتقال الصفات الوراثية ؟</text:span></text:p>
      <text:p text:style-name="P29"><text:span text:style-name="T11"/></text:p>
      <text:p text:style-name="P43"><text:span text:style-name="T22">كل صفة تظهر على الجنين سواء طبيعية أو مرضية لها موقع محدد على كروموسوم ثابت، وهذا الكروموسوم لا يتغير سواء في كروموسومات الأم أو الأب، ولهذا فإن كل صفة تتكون من جينين، أحدهما من الأم، والآخر من الأب؛ لأن نصف الكروموسومات من الأم، والنصف الآخر من الأب</text:span><text:span text:style-name="T11">.<text:line-break/><text:line-break/></text:span><text:span text:style-name="T13">الصفات الوراثية للجنين</text:span></text:p>
      <text:p text:style-name="P43"><text:span text:style-name="T13"/></text:p>
      <text:p text:style-name="P19"><text:span text:style-name="T19">الجينات السائدة: </text:span><text:span text:style-name="T24">هي الجينات التي تطغى على الجينات المتنحية عند اجتماعهما في خلايا الجنين، وبالتالي فإن مظهر الجنين الخارجي يتحدد بوجود الجين السائد، وهذا يعني أنه الجنين سيشبه أحد والديه الذي اكتسب منه هذه الصفة، ومن الأمثلة على ذلك</text:span><text:span text:style-name="T26">: </text:span><text:span text:style-name="T24">لون الشعر، ولون العيون، وفصائل الدم، والأنسجة، ولون الجلد، وبعض الأمراض الوراثية؛ مثل</text:span><text:span text:style-name="T26">: </text:span><text:span text:style-name="T24">قصر القامة، أو بعض أمراض الجلد أوالأسنان أو التخلف العقلي</text:span><text:span text:style-name="T26">.</text:span><text:span text:style-name="T11"><text:line-break/></text:span></text:p>
      <text:p text:style-name="P19"><text:span text:style-name="T25">الجينات المتنحية: </text:span><text:span text:style-name="T24">هي الجينات الداخلية التي لا تظهر على الشكل الخارجي للطفل، لكنها تؤثر في نصف التكوين الوراثي لهذه الصفة، حيث تنتقل إلى الأجيال التالية دون ظهورها خارجياً، ومن الممكن أن يتصادف الأبوان بحمل الجين المتنحي فيجتمع الجينان المتنحيان لهذه الصفة ويؤثران على المظهر الخارجي للطفل القادم، ويحدث ذلك عادة في زواج الأقارب؛ لأنهم يشتركون في بعض الجينات، وتزداد نسبة الجينات المشتركة بازدياد درجة القرابة بينهما؛ فمثلاً احتمال وجود جينات متشابهة بين الزوجين من جهة قرابة أحد الأبوين </text:span><text:span text:style-name="T27">8</text:span><text:span text:style-name="T26">% </text:span><text:span text:style-name="T24">أما القرابة من جهة الأجداد </text:span><text:span text:style-name="T27">4</text:span><text:span text:style-name="T26">%.</text:span><text:span text:style-name="T11"><text:line-break/>_____________________________________________________________</text:span></text:p>
      <text:p text:style-name="P71"><text:span text:style-name="T70"/></text:p>
      <text:p text:style-name="P3"><text:span text:style-name="T70">تحليل الجينات</text:span></text:p>
      <text:p text:style-name="P3"><text:span text:style-name="T70"/></text:p>
      <text:p text:style-name="P3"><text:span text:style-name="T70"/></text:p>
      <text:p text:style-name="P14"><text:soft-page-break/><text:span text:style-name="T69">تهدف تحاليل الجينات الي الكشف عن وجود اي خلل في الكروموسومات والبروتينات والجينات التي <text:s text:c="2"/>وترتبط بالاصابة ببعض الاورام الخبيثة والمتلازمات </text:span><text:span text:style-name="T8">الإضافة إلى العديد من الأمراض، وهناك عِدَّة أنواع لتحاليل الجينات التي يُمكن إجراؤها، وفي الآتي بيان لأبرز الأنواع</text:span><text:span text:style-name="T69"><text:line-break/></text:span></text:p>
      <text:p text:style-name="P22">تحليل الجينوم الكامل</text:p>
      <text:p text:style-name="P22"/>
      <text:p text:style-name="P38"><text:span text:style-name="T9">يُتيح هذا التحليل إمكانيّة الكشف عن التكوين الجينيّ للشخص المعنيّ بشكلٍ شامل، ممَّا يُفيد في التعرُّف على احتماليّة التعرُّض للإصابة ببعض الأمراض، وتحديد فعاليّة أنواع مُحدَّدة من العقاقير الطبِّية، إضافةً إلى القدرة على تحديد الأبوَّة، وإثبات النسب، وتجدُر الإشارة إلى أنَّ المُختصِّين في هذا المجال يطمحون للاستفادة من تحليل الجينوم الكامل في الوقاية من مرض السرطان، والتنبُّؤ به، وعلاجه</text:span><text:span text:style-name="T11">.</text:span></text:p>
      <text:p text:style-name="P38"><text:span text:style-name="T11"/></text:p>
      <text:p text:style-name="P38"><text:span text:style-name="T12">التحليل الجزيئي الجيني</text:span><text:line-break/></text:p>
      <text:p text:style-name="P38"><text:span text:style-name="T9">يهدف التحليل الجُزيئيّ للجينات إلى تحرِّي وجود الطفرات، والتغيُّرات الحاصلة في الجينات، حيث يُمكن تحليل جينٍ واحد فقط، أو عِدَّة جينات معاً، كما يكشف عن التغيُّرات الكروموسوميّة التي تتضمَّن نقص أو زيادة الكروموسومات، وفقدان جزء مُعيَّن، أو تغيير الترتيب الخاصِّ به داخل الكروموسوم</text:span><text:span text:style-name="T11">.</text:span></text:p>
      <text:p text:style-name="P38"><text:span text:style-name="T11"/></text:p>
      <text:p text:style-name="P23"><text:span text:style-name="T11">عينات تحاليل الجينات</text:span></text:p>
      <text:p text:style-name="P23"/>
      <text:p text:style-name="P48"><text:span text:style-name="T7">مسحة الخدِّ: ويتمّ فيها تجميع مسحة من باطن الخدِّ لتحليلها. </text:span></text:p>
      <text:p text:style-name="P48"><text:span text:style-name="T7">عيِّنات الدم: والتي تُؤخَذ عبر إدخال إبرة صغيرة مُخصَّصة في أحد الأوردة الموجودة في الذراع للبالغين، أو عن طريق وخز كعب القدم عند الأطفال حديثي الولادة. </text:span></text:p>
      <text:p text:style-name="P48"><text:span text:style-name="T7">خملات الكوريون: يُعَدُّ فحص خملات الكوريون <text:s/>التي يتمّ إجراؤها للأجنَّة، وتعتمد على تحليل عيِّنة نسيجيّة من المشيمة المُحيطة بالجنين، ويتمّ تجميعها باستخدام إبرة صغيرة، أو أنبوب مُخصَّص.</text:span></text:p>
      <text:p text:style-name="P49"><text:span text:style-name="T7"><text:s/>السائل الأمنيوسيّ: يتمّ في تحليل بزل السائل الأمنيوسيّ <text:s/>الذي يُجرى للأجنَّة إدخال إبرة مُجوَّفة صغيرة عبر جدار البطن إلى الرحم؛ للحصول على عيِّنة من السائل الأمنيوسيّ، وتحليلها جينيّاً.</text:span></text:p>
      <text:p text:style-name="P49"><text:span text:style-name="T7">______________________________________________________________</text:span></text:p>
      <text:p text:style-name="P49"><text:span text:style-name="T7"><text:line-break/></text:span><text:span text:style-name="T30">تحاليل الكروموسومات</text:span></text:p>
      <text:p text:style-name="P15"><text:span text:style-name="T15"><text:line-break/></text:span><text:span text:style-name="T10">يجري تحليل الكروموسومات في العادة على بعض خلايا الدم وذلك من أجل معرفة الزّيادة أو النقصان في عدد الكروموسومات، وهي الصبغات الوراثيّة الّتي تكون على شكل عصيّات بحجم صغير جداً لا ترى إلّا بالمجهر</text:span><text:span text:style-name="T7"><text:line-break/></text:span></text:p>
      <text:p text:style-name="P23"><text:span text:style-name="T7">متي يتم اجراء تحاليل الكروموسومات</text:span></text:p>
      <text:p text:style-name="P23"><text:span text:style-name="T7"/></text:p>
      <text:p text:style-name="P39"><text:soft-page-break/><text:span text:style-name="T9">في الغالب يتطلّب إجراء تحليل الكروموسومات عندما يكون هناك اشتباه في مشكلة داخل الكروموسومات، وتجرى في حالات </text:span><text:span text:style-name="T11">"</text:span><text:span text:style-name="T9">متلازمة داون </text:span><text:span text:style-name="T11">" </text:span><text:span text:style-name="T9">ففيها تكون الزيادة في الكروموسومات من </text:span><text:span text:style-name="T11">(</text:span><text:span text:style-name="T28">46</text:span><text:span text:style-name="T11">) </text:span><text:span text:style-name="T9">إلى </text:span><text:span text:style-name="T11">(</text:span><text:span text:style-name="T28">47</text:span><text:span text:style-name="T11">) </text:span><text:span text:style-name="T9">كروموسوم، وتكون بثلاث نسخ بدل نسختين</text:span><text:span text:style-name="T11">.</text:span></text:p>
      <text:p text:style-name="P39"><text:span text:style-name="T11"><text:s/></text:span><text:span text:style-name="T9">يتمّ إجراء تحليل الكروموسومات في حالة الاشتباه بمتلازمة </text:span><text:span text:style-name="T11">" </text:span><text:span text:style-name="T9">إدوارد</text:span><text:span text:style-name="T11">"</text:span><text:span text:style-name="T9">، بالإضافة الى متلازمة </text:span><text:span text:style-name="T11">"</text:span><text:span text:style-name="T9">باتاو</text:span><text:span text:style-name="T11">" </text:span><text:span text:style-name="T9">والّتي تحدث بها زيادة في الكروموسومات؛ بحيث تكون زيادة الكروموسوم رقم </text:span><text:span text:style-name="T11">(</text:span><text:span text:style-name="T28">18</text:span><text:span text:style-name="T11">) </text:span><text:span text:style-name="T9">في متلازمة إدوارد، أمّا متلازمة باتاو فتكون الزيادة في الكروموسوم رقم </text:span><text:span text:style-name="T11">(</text:span><text:span text:style-name="T28">13</text:span><text:span text:style-name="T11">) .</text:span></text:p>
      <text:p text:style-name="P39"><text:span text:style-name="T11"><text:s/></text:span><text:span text:style-name="T9">يتمّ إجراء الفحص في متلازمة </text:span><text:span text:style-name="T11">(</text:span><text:span text:style-name="T9">تيرنر ومتلازمة كلينفلتر</text:span><text:span text:style-name="T11">)</text:span><text:span text:style-name="T9">؛ بحيث يكون العدد بها </text:span><text:span text:style-name="T11">(</text:span><text:span text:style-name="T28">47</text:span><text:span text:style-name="T11">) </text:span><text:span text:style-name="T9">مع وجود نسختين من كروموسوم </text:span><text:span text:style-name="T11">(x) </text:span><text:span text:style-name="T9">ونسخة من كروموسوم </text:span><text:span text:style-name="T11">(y) . </text:span><text:span text:style-name="T9">يتمّ إجراء تحليل الكروموسومات في حالات وجود تشوّهات وعيوب خلقيّة؛ حيث يتمّ معرفة وجود النّقص أو الزيادة لاكتشاف المشكلة</text:span><text:span text:style-name="T11">.</text:span></text:p>
      <text:p text:style-name="P39"><text:span text:style-name="T11">______________________________________________________________</text:span></text:p>
      <text:p text:style-name="P39"><text:span text:style-name="T11"/></text:p>
      <text:p text:style-name="P24"><text:span text:style-name="T21">تحليل الجينات الوراثية</text:span></text:p>
      <text:p text:style-name="P24"><text:span text:style-name="T21"/></text:p>
      <text:p text:style-name="P39"><text:span text:style-name="T23">فلكل إنسان مادة وراثية تختلف عن غيره من باقي الأشخاص، وتعد هذه المادة كالبصمة التي تميز كل شخص عن آخر، وتحتوي النواة على عضيات طويلة تسمى بالكروموسومات، وهي التي تحمل الجينات الوراثية</text:span><text:span text:style-name="T21">.<text:line-break/></text:span></text:p>
      <text:p text:style-name="P25"><text:span text:style-name="T11">متي يتم الاحتياج لتحليل الجينات الوراثية</text:span></text:p>
      <text:p text:style-name="P25"><text:span text:style-name="T11"/></text:p>
      <text:p text:style-name="P16"><text:span text:style-name="T16">ويستخدم هذا التحليل عند إجراء فحص ما قبل الزواج، للتأكد من أن الطرفين لا يحملون أي من الأمراض الوراثية</text:span><text:span text:style-name="T18">.<text:line-break/>_____________________________________________________________</text:span></text:p>
      <text:p text:style-name="P16"><text:span text:style-name="T18"/></text:p>
      <text:p text:style-name="P25"><text:span text:style-name="T11">ما هو تحليل الجينات الوراثية</text:span></text:p>
      <text:p text:style-name="P25"><text:span text:style-name="T11"/></text:p>
      <text:p text:style-name="P40"><text:span text:style-name="T22">تحليل الجينات الوراثية أو ما يسمى بالفحص الجيني، هو عبارة عن تحليل يتم عمله للمادة الوراثية الموجودة في الخلية لمعرفة التكوين الجيني لشخص معين</text:span><text:span text:style-name="T11">.</text:span></text:p>
      <text:p text:style-name="P40"><text:span text:style-name="T11">____________________________________________________________</text:span></text:p>
      <text:p text:style-name="P16"><text:span text:style-name="T59"/></text:p>
      <text:p text:style-name="P57"/>
      <text:p text:style-name="P59"><text:span text:style-name="T36"><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ArabicKufi-Regular" svg:font-family="DroidArabicKufi-Regular, sans-serif, Arial"/>
    <style:font-face style:name="Helvetica" svg:font-family="Helvetica, Arial, sans-serif"/>
    <style:font-face style:name="Lohit Devanagari1" svg:font-family="'Lohit Devanagari'"/>
    <style:font-face style:name="inherit" svg:font-family="inherit"/>
    <style:font-face style:name="KacstOffice" svg:font-family="KacstOffic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8T16:23:45.104861433</meta:creation-date>
    <dc:date>2021-08-18T18:57:52.130745938</dc:date>
    <meta:editing-duration>PT7M15S</meta:editing-duration>
    <meta:editing-cycles>1</meta:editing-cycles>
    <meta:document-statistic meta:table-count="0" meta:image-count="1" meta:object-count="0" meta:page-count="8" meta:paragraph-count="100" meta:word-count="2455" meta:character-count="15184" meta:non-whitespace-character-count="12766"/>
    <meta:generator>LibreOffice/6.4.7.2$Linux_X86_64 LibreOffice_project/40$Build-2</meta:generator>
  </office:meta>
</office:document-meta>
</file>